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2">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0922*"/>
    </style:style>
    <style:style style:name="Table1.B" style:family="table-column">
      <style:table-column-properties style:rel-column-width="30036*"/>
    </style:style>
    <style:style style:name="Table1.C" style:family="table-column">
      <style:table-column-properties style:rel-column-width="13653*"/>
    </style:style>
    <style:style style:name="Table1.D" style:family="table-column">
      <style:table-column-properties style:rel-column-width="10922*"/>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29788*"/>
    </style:style>
    <style:style style:name="Table2.C" style:family="table-column">
      <style:table-column-properties style:rel-column-width="19859*"/>
    </style:style>
    <style:style style:name="Table3" style:family="table">
      <style:table-properties table:align="center" style:rel-width="100%"/>
    </style:style>
    <style:style style:name="Table3.A" style:family="table-column">
      <style:table-column-properties style:rel-column-width="10922*"/>
    </style:style>
    <style:style style:name="Table3.B" style:family="table-column">
      <style:table-column-properties style:rel-column-width="19114*"/>
    </style:style>
    <style:style style:name="Table3.C" style:family="table-column">
      <style:table-column-properties style:rel-column-width="35498*"/>
    </style:style>
    <style:style style:name="Table4" style:family="table">
      <style:table-properties table:align="center" style:rel-width="100%"/>
    </style:style>
    <style:style style:name="Table4.A" style:family="table-column">
      <style:table-column-properties style:rel-column-width="17476*"/>
    </style:style>
    <style:style style:name="Table4.B" style:family="table-column">
      <style:table-column-properties style:rel-column-width="17476*"/>
    </style:style>
    <style:style style:name="Table4.C" style:family="table-column">
      <style:table-column-properties style:rel-column-width="13107*"/>
    </style:style>
    <style:style style:name="Table4.D" style:family="table-column">
      <style:table-column-properties style:rel-column-width="17476*"/>
    </style:style>
    <style:style style:name="Table5" style:family="table">
      <style:table-properties table:align="center" style:rel-width="100%"/>
    </style:style>
    <style:style style:name="Table5.A" style:family="table-column">
      <style:table-column-properties style:rel-column-width="16912*"/>
    </style:style>
    <style:style style:name="Table5.B" style:family="table-column">
      <style:table-column-properties style:rel-column-width="27482*"/>
    </style:style>
    <style:style style:name="Table5.C" style:family="table-column">
      <style:table-column-properties style:rel-column-width="21140*"/>
    </style:style>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rel-width="100%"/>
    </style:style>
    <style:style style:name="Table7.A" style:family="table-column">
      <style:table-column-properties style:rel-column-width="16383*"/>
    </style:style>
    <style:style style:name="Table7.B" style:family="table-column">
      <style:table-column-properties style:rel-column-width="26623*"/>
    </style:style>
    <style:style style:name="Table7.C" style:family="table-column">
      <style:table-column-properties style:rel-column-width="22527*"/>
    </style:style>
    <style:style style:name="Table8" style:family="table">
      <style:table-properties table:align="center" style:rel-width="100%"/>
    </style:style>
    <style:style style:name="Table8.A" style:family="table-column">
      <style:table-column-properties style:rel-column-width="37941*"/>
    </style:style>
    <style:style style:name="Table8.B" style:family="table-column">
      <style:table-column-properties style:rel-column-width="27593*"/>
    </style:style>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rel-width="100%"/>
    </style:style>
    <style:style style:name="Table10.A" style:family="table-column">
      <style:table-column-properties style:rel-column-width="39321*"/>
    </style:style>
    <style:style style:name="Table10.B" style:family="table-column">
      <style:table-column-properties style:rel-column-width="26214*"/>
    </style:style>
    <style:style style:name="Table11" style:family="table">
      <style:table-properties table:align="center" style:rel-width="100%"/>
    </style:style>
    <style:style style:name="Table11.A" style:family="table-column">
      <style:table-column-properties style:rel-column-width="14979*"/>
    </style:style>
    <style:style style:name="Table11.B" style:family="table-column">
      <style:table-column-properties style:rel-column-width="24341*"/>
    </style:style>
    <style:style style:name="Table11.C" style:family="table-column">
      <style:table-column-properties style:rel-column-width="26214*"/>
    </style:style>
    <style:style style:name="Table12" style:family="table">
      <style:table-properties table:align="center" style:rel-width="100%"/>
    </style:style>
    <style:style style:name="Table12.A" style:family="table-column">
      <style:table-column-properties style:rel-column-width="15887*"/>
    </style:style>
    <style:style style:name="Table12.B" style:family="table-column">
      <style:table-column-properties style:rel-column-width="25816*"/>
    </style:style>
    <style:style style:name="Table12.C" style:family="table-column">
      <style:table-column-properties style:rel-column-width="11915*"/>
    </style:style>
    <style:style style:name="Table12.D" style:family="table-column">
      <style:table-column-properties style:rel-column-width="11915*"/>
    </style:style>
    <style:style style:name="Table13" style:family="table">
      <style:table-properties table:align="center" style:rel-width="100%"/>
    </style:style>
    <style:style style:name="Table13.A" style:family="table-column">
      <style:table-column-properties style:rel-column-width="24965*"/>
    </style:style>
    <style:style style:name="Table13.B" style:family="table-column">
      <style:table-column-properties style:rel-column-width="40569*"/>
    </style:style>
    <style:style style:name="Table14" style:family="table">
      <style:table-properties table:align="center" style:rel-width="100%"/>
    </style:style>
    <style:style style:name="Table14.A" style:family="table-column">
      <style:table-column-properties style:rel-column-width="24575*"/>
    </style:style>
    <style:style style:name="Table14.B" style:family="table-column">
      <style:table-column-properties style:rel-column-width="19114*"/>
    </style:style>
    <style:style style:name="Table14.C" style:family="table-column">
      <style:table-column-properties style:rel-column-width="21845*"/>
    </style:style>
    <style:style style:name="Table15" style:family="table">
      <style:table-properties table:align="center" style:rel-width="100%"/>
    </style:style>
    <style:style style:name="Table15.A" style:family="table-column">
      <style:table-column-properties style:rel-column-width="26809*"/>
    </style:style>
    <style:style style:name="Table15.B" style:family="table-column">
      <style:table-column-properties style:rel-column-width="28299*"/>
    </style:style>
    <style:style style:name="Table15.C" style:family="table-column">
      <style:table-column-properties style:rel-column-width="10426*"/>
    </style:style>
  </office:automatic-styles>
  <office:body>
    <office:text>
      <text:h text:style-name="Heading_20_1" text:outline-level="1"><text:bookmark-start text:name="email-workflow-integration-guide---manager-edition"/>Email Workflow Integration Guide - Manager Edition<text:bookmark-end text:name="email-workflow-integration-guide---manager-edition"/></text:h>
      <text:p text:style-name="First_20_paragraph"><text:span text:style-name="T1">Last Updated:</text:span> 2025-12-09 <text:span text:style-name="T1">For:</text:span> River (CO) <text:span text:style-name="T1">Purpose:</text:span> Everything you need to decide and do before we launch the email workflow</text:p>
      <text:p text:style-name="Horizontal_20_Line"/>
      <text:h text:style-name="Heading_20_1" text:outline-level="1"><text:bookmark-start text:name="how-to-use-this-guide"/>HOW TO USE THIS GUIDE<text:bookmark-end text:name="how-to-use-this-guide"/></text:h>
      <text:p text:style-name="First_20_paragraph">This guide is organized by <text:span text:style-name="T1">priority for you</text:span>:</text:p>
      <text:list text:style-name="L1">
        <text:list-item>
          <text:p text:style-name="P1"><text:span text:style-name="T1">PART 1: UX DECISIONS</text:span> → Things only YOU can decide (your venue, your clients, your experience)</text:p>
        </text:list-item>
        <text:list-item>
          <text:p text:style-name="P1"><text:span text:style-name="T1">PART 2: SETUP TASKS</text:span> → Things you need to configure before launch</text:p>
        </text:list-item>
        <text:list-item>
          <text:p text:style-name="P1"><text:span text:style-name="T1">PART 3: TECHNICAL DECISIONS</text:span> → Things the dev team will help you decide</text:p>
        </text:list-item>
        <text:list-item>
          <text:p text:style-name="P1"><text:span text:style-name="T1">PART 4: LATER / NICE-TO-HAVE</text:span> → Can wait until after launch</text:p>
        </text:list-item>
        <text:list-item>
          <text:p text:style-name="P1"><text:span text:style-name="T1">PART 5: REFERENCE</text:span> → Technical details for when you need them</text:p>
        </text:list-item>
      </text:list>
      <text:p text:style-name="First_20_paragraph"><text:span text:style-name="T1">Start with Part 1</text:span> - these are the decisions that shape how the system works for your clients.</text:p>
      <text:p text:style-name="Horizontal_20_Line"/>
      <text:h text:style-name="Heading_20_1" text:outline-level="1"><text:bookmark-start text:name="part-1-ux-decisions"/>PART 1: UX DECISIONS<text:bookmark-end text:name="part-1-ux-decisions"/></text:h>
      <text:p text:style-name="First_20_paragraph">These decisions affect <text:span text:style-name="T1">how clients experience the booking process</text:span> and <text:span text:style-name="T1">how event managers use the platform</text:span>.</text:p>
      <text:p text:style-name="Text_20_body"><text:span text:style-name="T1">Terminology:</text:span> - <text:span text:style-name="T1">Event Manager</text:span> = The venue staff member using the platform daily - <text:span text:style-name="T1">Client</text:span> = The person booking an event via email</text:p>
      <text:p text:style-name="Horizontal_20_Line"/>
      <text:h text:style-name="Heading_20_2" text:outline-level="2"><text:bookmark-start text:name="decision-1-when-is-a-room-reserved"/>Decision 1: When Is a Room “Reserved”?<text:bookmark-end text:name="decision-1-when-is-a-room-reserved"/></text:h>
      <text:p text:style-name="First_20_paragraph"><text:span text:style-name="T1">The Question:</text:span> At what point in the booking process should a room be blocked on the calendar?</text:p>
      <text:p text:style-name="Text_20_body"><text:span text:style-name="T1">Why This Matters:</text:span> - Too early = rooms get “stuck” with clients who might not book - Too late = risk of double-booking or conflicts</text:p>
      <text:h text:style-name="Heading_20_3" text:outline-level="3"><text:bookmark-start text:name="the-client-journey"/>The Client Journey<text:bookmark-end text:name="the-client-journey"/></text:h>
      <text:p text:style-name="P2">Client emails → Date confirmed <text:s text:c="1"/>→ Room selected <text:s text:c="4"/>→ Offer sent <text:s text:c="7"/>→ Client confirms</text:p>
      <text:p text:style-name="P3"><text:s text:c="22"/>↓ <text:s text:c="16"/>↓ <text:s text:c="18"/>↓ <text:s text:c="19"/>↓</text:p>
      <text:p text:style-name="P4"><text:s text:c="19"/>(Lead) <text:s text:c="10"/>(Lead) <text:s text:c="10"/>(Option) <text:s text:c="13"/>(Confirmed)</text:p>
      <text:p text:style-name="P5"><text:s text:c="56"/>↑</text:p>
      <text:p text:style-name="P6"><text:s text:c="46"/>Calendar blocked here!</text:p>
      <text:h text:style-name="Heading_20_3" text:outline-level="3"><text:bookmark-start text:name="whats-currently-implemented"/>✅ What’s Currently Implemented<text:bookmark-end text:name="whats-currently-implemented"/></text:h>
      <text:p text:style-name="First_20_paragraph"><text:span text:style-name="T1">Current behavior: Option A (When client selects the room)</text:span></text:p>
      <text:p text:style-name="Text_20_body">The workflow currently sets status like this: - <text:span text:style-name="T1">Lead</text:span>: From intake through date confirmation - <text:span text:style-name="T1">Option</text:span>: When room is selected (Step 3 → Step 4 transition) - <text:span text:style-name="T1">calendar blocked!</text:span> - <text:span text:style-name="T1">Confirmed</text:span>: When deposit paid (if required) AND manager approved</text:p>
      <text:p text:style-name="Text_20_body">Code locations: - Room selection → sets <text:span text:style-name="Source_Text">locked_room_id</text:span> AND status = <text:span text:style-name="T1">Option</text:span> - Confirmation → upgrades to <text:span text:style-name="T1">Confirmed</text:span> (or stays Option if awaiting deposit/approval)</text:p>
      <text:h text:style-name="Heading_20_3" text:outline-level="3"><text:bookmark-start text:name="your-options"/>Your Options<text:bookmark-end text:name="your-options"/></text:h>
      <text:p text:style-name="First_20_paragraph"><text:span text:style-name="T1">When should the room appear as </text:span>“<text:span text:style-name="T1">reserved</text:span>”<text:span text:style-name="T1"> (Option) on your calendar?</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tion</text:p>
            </table:table-cell>
            <table:table-cell table:style-name="TableHeaderRowCell" office:value-type="string">
              <text:p text:style-name="Table_20_Heading">When Room is Reserved</text:p>
            </table:table-cell>
            <table:table-cell table:style-name="TableHeaderRowCell" office:value-type="string">
              <text:p text:style-name="Table_20_Heading">Best For</text:p>
            </table:table-cell>
            <table:table-cell table:style-name="TableHeaderRowCell" office:value-type="string">
              <text:p text:style-name="Table_20_Heading">Status</text:p>
            </table:table-cell>
          </table:table-row>
        </table:table-header-rows>
        <table:table-row>
          <table:table-cell table:style-name="TableRowCell" office:value-type="string">
            <text:p text:style-name="Table_20_Contents"><text:span text:style-name="T1">A) When client selects the room</text:span></text:p>
          </table:table-cell>
          <table:table-cell table:style-name="TableRowCell" office:value-type="string">
            <text:p text:style-name="Table_20_Contents">“I’ll take Room E”</text:p>
          </table:table-cell>
          <table:table-cell table:style-name="TableRowCell" office:value-type="string">
            <text:p text:style-name="Table_20_Contents">Popular venues, avoid conflicts early</text:p>
          </table:table-cell>
          <table:table-cell table:style-name="TableRowCell" office:value-type="string">
            <text:p text:style-name="Table_20_Contents">✅ <text:span text:style-name="T1">Current</text:span></text:p>
          </table:table-cell>
        </table:table-row>
        <table:table-row>
          <table:table-cell table:style-name="TableRowCell" office:value-type="string">
            <text:p text:style-name="Table_20_Contents"><text:span text:style-name="T1">B) When offer is sent</text:span></text:p>
          </table:table-cell>
          <table:table-cell table:style-name="TableRowCell" office:value-type="string">
            <text:p text:style-name="Table_20_Contents">After Event Manager approves the offer</text:p>
          </table:table-cell>
          <table:table-cell table:style-name="TableRowCell" office:value-type="string">
            <text:p text:style-name="Table_20_Contents">More control, fewer false reservations</text:p>
          </table:table-cell>
          <table:table-cell table:style-name="TableRowCell" office:value-type="string">
            <text:p text:style-name="Table_20_Contents">❌ Not implemented</text:p>
          </table:table-cell>
        </table:table-row>
        <table:table-row>
          <table:table-cell table:style-name="TableRowCell" office:value-type="string">
            <text:p text:style-name="Table_20_Contents"><text:span text:style-name="T1">C) When client explicitly asks</text:span></text:p>
          </table:table-cell>
          <table:table-cell table:style-name="TableRowCell" office:value-type="string">
            <text:p text:style-name="Table_20_Contents">“Please reserve this for me”</text:p>
          </table:table-cell>
          <table:table-cell table:style-name="TableRowCell" office:value-type="string">
            <text:p text:style-name="Table_20_Contents">Conservative, client must ask</text:p>
          </table:table-cell>
          <table:table-cell table:style-name="TableRowCell" office:value-type="string">
            <text:p text:style-name="Table_20_Contents">❌ Not implemented</text:p>
          </table:table-cell>
        </table:table-row>
        <table:table-row>
          <table:table-cell table:style-name="TableRowCell" office:value-type="string">
            <text:p text:style-name="Table_20_Contents"><text:span text:style-name="T1">D) When client tries to confirm</text:span></text:p>
          </table:table-cell>
          <table:table-cell table:style-name="TableRowCell" office:value-type="string">
            <text:p text:style-name="Table_20_Contents">After clicking accept/pay</text:p>
          </table:table-cell>
          <table:table-cell table:style-name="TableRowCell" office:value-type="string">
            <text:p text:style-name="Table_20_Contents">Very conservative, maximum flexibility</text:p>
          </table:table-cell>
          <table:table-cell table:style-name="TableRowCell" office:value-type="string">
            <text:p text:style-name="Table_20_Contents">❌ Not implemented</text:p>
          </table:table-cell>
        </table:table-row>
        <table:table-row>
          <table:table-cell table:style-name="TableRowCell" office:value-type="string">
            <text:p text:style-name="Table_20_Contents"><text:span text:style-name="T1">E) Other</text:span></text:p>
          </table:table-cell>
          <table:table-cell table:style-name="TableRowCell" office:value-type="string">
            <text:p text:style-name="Table_20_Contents">_________________________</text:p>
          </table:table-cell>
          <table:table-cell table:style-name="TableRowCell" office:value-type="string">
            <text:p text:style-name="Table_20_Contents">Describe your preferred approach</text:p>
          </table:table-cell>
          <table:table-cell table:style-name="TableRowCell" office:value-type="string">
    </table:table-cell>
        </table:table-row>
      </table:table>
      <text:p text:style-name="First_20_paragraph"><text:span text:style-name="T1">Is Option A (current) okay for your venue?</text:span></text:p>
      <text:p text:style-name="Text_20_body"><text:span text:style-name="T1">Your choice:</text:span> ☐ A (keep current) / ☐ B / ☐ C / ☐ D / ☐ E (describe): _____________</text:p>
      <text:p text:style-name="Horizontal_20_Line"/>
      <text:h text:style-name="Heading_20_3" text:outline-level="3"><text:bookmark-start text:name="sub-question-should-lead-show-on-calendar"/>Sub-Question: Should “Lead” Show on Calendar?<text:bookmark-end text:name="sub-question-should-lead-show-on-calendar"/></text:h>
      <text:p text:style-name="First_20_paragraph"><text:span text:style-name="T1">Current behavior:</text:span> Lead status is invisible on the calendar. Only Option and Confirmed appear.</text:p>
      <text:p text:style-name="Text_20_body">This means: If 3 clients are all discussing Feb 7th (but none has selected a room yet), the calendar shows Feb 7th as completely free.</text:p>
      <text:p text:style-name="Text_20_body"><text:span text:style-name="T1">Alternative:</text:span> Show “Lead interest” on calendar dates - Event Manager sees “3 leads interested in Feb 7” before anyone selects a room - Helps with capacity planning and proactive conflict management - Would need new calendar UI to distinguish Lead vs Option vs Confirmed</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tion</text:p>
            </table:table-cell>
            <table:table-cell table:style-name="TableHeaderRowCell" office:value-type="string">
              <text:p text:style-name="Table_20_Heading">Calendar Shows</text:p>
            </table:table-cell>
            <table:table-cell table:style-name="TableHeaderRowCell" office:value-type="string">
              <text:p text:style-name="Table_20_Heading">Best For</text:p>
            </table:table-cell>
          </table:table-row>
        </table:table-header-rows>
        <table:table-row>
          <table:table-cell table:style-name="TableRowCell" office:value-type="string">
            <text:p text:style-name="Table_20_Contents"><text:span text:style-name="T1">A) Lead invisible (current)</text:span></text:p>
          </table:table-cell>
          <table:table-cell table:style-name="TableRowCell" office:value-type="string">
            <text:p text:style-name="Table_20_Contents">Only Option + Confirmed</text:p>
          </table:table-cell>
          <table:table-cell table:style-name="TableRowCell" office:value-type="string">
            <text:p text:style-name="Table_20_Contents">Simple, clean calendar</text:p>
          </table:table-cell>
        </table:table-row>
        <table:table-row>
          <table:table-cell table:style-name="TableRowCell" office:value-type="string">
            <text:p text:style-name="Table_20_Contents"><text:span text:style-name="T1">B) Lead visible on date</text:span></text:p>
          </table:table-cell>
          <table:table-cell table:style-name="TableRowCell" office:value-type="string">
            <text:p text:style-name="Table_20_Contents">“3 leads on Feb 7” badge</text:p>
          </table:table-cell>
          <table:table-cell table:style-name="TableRowCell" office:value-type="string">
            <text:p text:style-name="Table_20_Contents">Better visibility, more complex UI</text:p>
          </table:table-cell>
        </table:table-row>
      </table:table>
      <text:p text:style-name="First_20_paragraph"><text:span text:style-name="T1">Your choice:</text:span> ☐ A (keep current - Lead invisible) / ☐ B (show Lead interest)</text:p>
      <text:p text:style-name="Horizontal_20_Line"/>
      <text:h text:style-name="Heading_20_2" text:outline-level="2"><text:bookmark-start text:name="decision-2-what-if-two-clients-want-the-same-room"/>Decision 2: What If Two Clients Want the Same Room?<text:bookmark-end text:name="decision-2-what-if-two-clients-want-the-same-room"/></text:h>
      <text:p text:style-name="First_20_paragraph"><text:span text:style-name="T1">The Question:</text:span> Two clients are interested in Room E on February 7th. What happens?</text:p>
      <text:p text:style-name="Text_20_body"><text:span text:style-name="T1">Why This Matters:</text:span> - Event Managers need to know when conflicts happen - Someone needs to decide who “wins” - Clients need clear communication</text:p>
      <text:h text:style-name="Heading_20_3" text:outline-level="3"><text:bookmark-start text:name="whats-already-built"/>What’s Already Built<text:bookmark-end text:name="whats-already-built"/></text:h>
      <text:p text:style-name="First_20_paragraph">We implemented two conflict scenarios:</text:p>
      <text:p text:style-name="Text_20_body"><text:span text:style-name="T1">SOFT CONFLICT: Both clients have </text:span>“<text:span text:style-name="T1">Option</text:span>”<text:span text:style-name="T1"> status</text:span></text:p>
      <text:p text:style-name="P7">Client A: Option on Room E, Feb 7th</text:p>
      <text:p text:style-name="P8">Client B: Also selects Room E, Feb 7th → becomes Option too</text:p>
      <text:list text:style-name="L2">
        <text:list-item>
          <text:p text:style-name="P9">BOTH clients can hold the room as “Option” simultaneously</text:p>
        </text:list-item>
        <text:list-item>
          <text:p text:style-name="P9"><text:span text:style-name="T1">Event Manager</text:span> receives a task notification: “Conflict: Client A and Client B both want Room E on Feb 7”</text:p>
        </text:list-item>
        <text:list-item>
          <text:p text:style-name="P9">Neither client is told about the conflict (Event Manager sees it, clients don’t)</text:p>
        </text:list-item>
        <text:list-item>
          <text:p text:style-name="P9">No blocking - both conversations continue normally</text:p>
        </text:list-item>
        <text:list-item>
          <text:p text:style-name="P9">Event Manager should resolve before either tries to confirm</text:p>
        </text:list-item>
      </text:list>
      <text:p text:style-name="First_20_paragraph"><text:span text:style-name="T1">HARD CONFLICT: One client tries to CONFIRM while another has Option</text:span></text:p>
      <text:p text:style-name="P10">Client A: Option on Room E, Feb 7th</text:p>
      <text:p text:style-name="P11">Client B: Tries to CONFIRM Room E, Feb 7th</text:p>
      <text:list text:style-name="L3">
        <text:list-item>
          <text:p text:style-name="P12">System automatically blocks Client B’s confirmation</text:p>
        </text:list-item>
        <text:list-item>
          <text:p text:style-name="P12">AI asks Client B: “This room is held by someone else. Do you have a special reason you need it?”</text:p>
        </text:list-item>
        <text:list-item>
          <text:p text:style-name="P12">If Client B insists (e.g., “it’s my wedding anniversary”), Event Manager gets a task to decide</text:p>
        </text:list-item>
        <text:list-item>
          <text:p text:style-name="P12">Event Manager picks the winner</text:p>
        </text:list-item>
        <text:list-item>
          <text:p text:style-name="P12">Loser is automatically asked to choose another room (if available on same date) or choose a new date</text:p>
        </text:list-item>
      </text:list>
      <text:h text:style-name="Heading_20_3" text:outline-level="3"><text:bookmark-start text:name="your-options-for-soft-conflicts-both-negotiating"/>Your Options for Soft Conflicts (Both Negotiating)<text:bookmark-end text:name="your-options-for-soft-conflicts-both-negotiating"/></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tion</text:p>
            </table:table-cell>
            <table:table-cell table:style-name="TableHeaderRowCell" office:value-type="string">
              <text:p text:style-name="Table_20_Heading">What Happens</text:p>
            </table:table-cell>
            <table:table-cell table:style-name="TableHeaderRowCell" office:value-type="string">
              <text:p text:style-name="Table_20_Heading">Event Manager’s Workload</text:p>
            </table:table-cell>
          </table:table-row>
        </table:table-header-rows>
        <table:table-row>
          <table:table-cell table:style-name="TableRowCell" office:value-type="string">
            <text:p text:style-name="Table_20_Contents"><text:span text:style-name="T1">A) Keep current</text:span></text:p>
          </table:table-cell>
          <table:table-cell table:style-name="TableRowCell" office:value-type="string">
            <text:p text:style-name="Table_20_Contents">Both can hold, Event Manager gets notified via task</text:p>
          </table:table-cell>
          <table:table-cell table:style-name="TableRowCell" office:value-type="string">
            <text:p text:style-name="Table_20_Contents">Must check tasks, resolve before confirmation</text:p>
          </table:table-cell>
        </table:table-row>
        <table:table-row>
          <table:table-cell table:style-name="TableRowCell" office:value-type="string">
            <text:p text:style-name="Table_20_Contents"><text:span text:style-name="T1">B) Suggest alternatives</text:span></text:p>
          </table:table-cell>
          <table:table-cell table:style-name="TableRowCell" office:value-type="string">
            <text:p text:style-name="Table_20_Contents">AI tells Client 2: “Room B is also available, would you prefer that?”</text:p>
          </table:table-cell>
          <table:table-cell table:style-name="TableRowCell" office:value-type="string">
            <text:p text:style-name="Table_20_Contents">Nothing extra, AI handles it</text:p>
          </table:table-cell>
        </table:table-row>
        <table:table-row>
          <table:table-cell table:style-name="TableRowCell" office:value-type="string">
            <text:p text:style-name="Table_20_Contents"><text:span text:style-name="T1">C) First-come-first-served</text:span></text:p>
          </table:table-cell>
          <table:table-cell table:style-name="TableRowCell" office:value-type="string">
            <text:p text:style-name="Table_20_Contents">Client 2 cannot select that room at all</text:p>
          </table:table-cell>
          <table:table-cell table:style-name="TableRowCell" office:value-type="string">
            <text:p text:style-name="Table_20_Contents">Nothing extra, fully automated</text:p>
          </table:table-cell>
        </table:table-row>
        <table:table-row>
          <table:table-cell table:style-name="TableRowCell" office:value-type="string">
            <text:p text:style-name="Table_20_Contents"><text:span text:style-name="T1">D) Other</text:span></text:p>
          </table:table-cell>
          <table:table-cell table:style-name="TableRowCell" office:value-type="string">
            <text:p text:style-name="Table_20_Contents">_________________________</text:p>
          </table:table-cell>
          <table:table-cell table:style-name="TableRowCell" office:value-type="string">
            <text:p text:style-name="Table_20_Contents">Describe your preferred approach</text:p>
          </table:table-cell>
        </table:table-row>
      </table:table>
      <text:p text:style-name="First_20_paragraph"><text:span text:style-name="T1">Your choice:</text:span> ☐ A (Notify Event Manager) / ☐ B (Suggest alternatives) / ☐ C (Block second client) / ☐ D (describe): _____________</text:p>
      <text:p text:style-name="Horizontal_20_Line"/>
      <text:h text:style-name="Heading_20_2" text:outline-level="2"><text:bookmark-start text:name="decision-3-can-a-client-reserve-multiple-rooms"/>Decision 3: Can a Client Reserve Multiple Rooms?<text:bookmark-end text:name="decision-3-can-a-client-reserve-multiple-rooms"/></text:h>
      <text:p text:style-name="First_20_paragraph"><text:span text:style-name="T1">The Question:</text:span> A client wants to hold both Room A and Room B for the same date. Allow it?</text:p>
      <text:h text:style-name="Heading_20_3" text:outline-level="3"><text:bookmark-start text:name="common-scenarios"/>Common Scenarios<text:bookmark-end text:name="common-scenarios"/></text:h>
      <text:list text:style-name="L4">
        <text:list-item>
          <text:p text:style-name="P13"><text:span text:style-name="T1">Legitimate:</text:span> “We need the ceremony room AND the dinner room”</text:p>
        </text:list-item>
        <text:list-item>
          <text:p text:style-name="P13"><text:span text:style-name="T1">Undecided:</text:span> “I can’t choose between A and B, can I hold both?”</text:p>
        </text:list-item>
        <text:list-item>
          <text:p text:style-name="P13"><text:span text:style-name="T1">Separate events:</text:span> Client already booked Room A, now wants Room B too</text:p>
        </text:list-item>
      </text:list>
      <text:h text:style-name="Heading_20_3" text:outline-level="3"><text:bookmark-start text:name="whats-currently-implemented-1"/>✅ What’s Currently Implemented<text:bookmark-end text:name="whats-currently-implemented-1"/></text:h>
      <text:p text:style-name="First_20_paragraph"><text:span text:style-name="T1">Current behavior: Option A (One room per event)</text:span></text:p>
      <text:list text:style-name="L5">
        <text:list-item>
          <text:p text:style-name="P14">Each event has one <text:span text:style-name="Source_Text">locked_room_id</text:span> (single room, not array)</text:p>
        </text:list-item>
        <text:list-item>
          <text:p text:style-name="P14">To book multiple rooms, client needs multiple events</text:p>
        </text:list-item>
        <text:list-item>
          <text:p text:style-name="P14">No enforcement preventing same client from creating multiple events on same date</text:p>
        </text:list-item>
      </text:list>
      <text:h text:style-name="Heading_20_3" text:outline-level="3"><text:bookmark-start text:name="your-options-1"/>Your Options<text:bookmark-end text:name="your-options-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Option</text:p>
            </table:table-cell>
            <table:table-cell table:style-name="TableHeaderRowCell" office:value-type="string">
              <text:p text:style-name="Table_20_Heading">Policy</text:p>
            </table:table-cell>
            <table:table-cell table:style-name="TableHeaderRowCell" office:value-type="string">
              <text:p text:style-name="Table_20_Heading">Risk</text:p>
            </table:table-cell>
            <table:table-cell table:style-name="TableHeaderRowCell" office:value-type="string">
              <text:p text:style-name="Table_20_Heading">Status</text:p>
            </table:table-cell>
          </table:table-row>
        </table:table-header-rows>
        <table:table-row>
          <table:table-cell table:style-name="TableRowCell" office:value-type="string">
            <text:p text:style-name="Table_20_Contents"><text:span text:style-name="T1">A) One room only</text:span></text:p>
          </table:table-cell>
          <table:table-cell table:style-name="TableRowCell" office:value-type="string">
            <text:p text:style-name="Table_20_Contents">Client must release Room A before reserving Room B</text:p>
          </table:table-cell>
          <table:table-cell table:style-name="TableRowCell" office:value-type="string">
            <text:p text:style-name="Table_20_Contents">Might frustrate legitimate multi-room events</text:p>
          </table:table-cell>
          <table:table-cell table:style-name="TableRowCell" office:value-type="string">
            <text:p text:style-name="Table_20_Contents">✅ <text:span text:style-name="T1">Current</text:span></text:p>
          </table:table-cell>
        </table:table-row>
        <table:table-row>
          <table:table-cell table:style-name="TableRowCell" office:value-type="string">
            <text:p text:style-name="Table_20_Contents"><text:span text:style-name="T1">B) Allow multiple</text:span></text:p>
          </table:table-cell>
          <table:table-cell table:style-name="TableRowCell" office:value-type="string">
            <text:p text:style-name="Table_20_Contents">Client can hold as many rooms as they want</text:p>
          </table:table-cell>
          <table:table-cell table:style-name="TableRowCell" office:value-type="string">
            <text:p text:style-name="Table_20_Contents">Could block calendar with undecided clients</text:p>
          </table:table-cell>
          <table:table-cell table:style-name="TableRowCell" office:value-type="string">
            <text:p text:style-name="Table_20_Contents">❌ Not implemented</text:p>
          </table:table-cell>
        </table:table-row>
        <table:table-row>
          <table:table-cell table:style-name="TableRowCell" office:value-type="string">
            <text:p text:style-name="Table_20_Contents"><text:span text:style-name="T1">C) Event Manager approval</text:span></text:p>
          </table:table-cell>
          <table:table-cell table:style-name="TableRowCell" office:value-type="string">
            <text:p text:style-name="Table_20_Contents">Second room on same date requires Event Manager approval</text:p>
          </table:table-cell>
          <table:table-cell table:style-name="TableRowCell" office:value-type="string">
            <text:p text:style-name="Table_20_Contents">Extra task for Event Manager, but full control</text:p>
          </table:table-cell>
          <table:table-cell table:style-name="TableRowCell" office:value-type="string">
            <text:p text:style-name="Table_20_Contents">❌ Not implemented</text:p>
          </table:table-cell>
        </table:table-row>
        <table:table-row>
          <table:table-cell table:style-name="TableRowCell" office:value-type="string">
            <text:p text:style-name="Table_20_Contents"><text:span text:style-name="T1">D) Other</text:span></text:p>
          </table:table-cell>
          <table:table-cell table:style-name="TableRowCell" office:value-type="string">
            <text:p text:style-name="Table_20_Contents">_________________________</text:p>
          </table:table-cell>
          <table:table-cell table:style-name="TableRowCell" office:value-type="string">
            <text:p text:style-name="Table_20_Contents">Describe your preferred approach</text:p>
          </table:table-cell>
          <table:table-cell table:style-name="TableRowCell" office:value-type="string">
    </table:table-cell>
        </table:table-row>
      </table:table>
      <text:p text:style-name="First_20_paragraph"><text:span text:style-name="T1">Your choice:</text:span> ☐ A (keep current) / ☐ B (Allow multiple) / ☐ C (Event Manager approves) / ☐ D (describe): _____________</text:p>
      <text:p text:style-name="Horizontal_20_Line"/>
      <text:h text:style-name="Heading_20_2" text:outline-level="2"><text:bookmark-start text:name="decision-4-how-should-the-email-interface-look"/>Decision 4: How Should the Email Interface Look?<text:bookmark-end text:name="decision-4-how-should-the-email-interface-look"/></text:h>
      <text:p text:style-name="First_20_paragraph"><text:span text:style-name="T1">The Question:</text:span> How should the inbox/email view be designed for Event Managers?</text:p>
      <text:p text:style-name="Text_20_body"><text:span text:style-name="T1">Why This Matters:</text:span> - Event Managers handle multiple clients and bookings - They need to quickly find conversations and take action - The interface affects how efficiently they can work</text:p>
      <text:h text:style-name="Heading_20_3" text:outline-level="3"><text:bookmark-start text:name="interface-style-options"/>Interface Style Options<text:bookmark-end text:name="interface-style-option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Option</text:p>
            </table:table-cell>
            <table:table-cell table:style-name="TableHeaderRowCell" office:value-type="string">
              <text:p text:style-name="Table_20_Heading">Description</text:p>
            </table:table-cell>
            <table:table-cell table:style-name="TableHeaderRowCell" office:value-type="string">
              <text:p text:style-name="Table_20_Heading">Best For</text:p>
            </table:table-cell>
          </table:table-row>
        </table:table-header-rows>
        <table:table-row>
          <table:table-cell table:style-name="TableRowCell" office:value-type="string">
            <text:p text:style-name="Table_20_Contents"><text:span text:style-name="T1">A) Chat-style per client</text:span></text:p>
          </table:table-cell>
          <table:table-cell table:style-name="TableRowCell" office:value-type="string">
            <text:p text:style-name="Table_20_Contents">Each client is a “chat” (like WhatsApp), shows all emails in conversation view</text:p>
          </table:table-cell>
          <table:table-cell table:style-name="TableRowCell" office:value-type="string">
            <text:p text:style-name="Table_20_Contents">Relationship-focused, easy to follow history</text:p>
          </table:table-cell>
        </table:table-row>
        <table:table-row>
          <table:table-cell table:style-name="TableRowCell" office:value-type="string">
            <text:p text:style-name="Table_20_Contents"><text:span text:style-name="T1">B) Grouped by event</text:span></text:p>
          </table:table-cell>
          <table:table-cell table:style-name="TableRowCell" office:value-type="string">
            <text:p text:style-name="Table_20_Contents">Emails organized in folders by event name + date (e.g., “Smith Wedding - Feb 7”)</text:p>
          </table:table-cell>
          <table:table-cell table:style-name="TableRowCell" office:value-type="string">
            <text:p text:style-name="Table_20_Contents">Transaction-focused, clear per-booking view</text:p>
          </table:table-cell>
        </table:table-row>
        <table:table-row>
          <table:table-cell table:style-name="TableRowCell" office:value-type="string">
            <text:p text:style-name="Table_20_Contents"><text:span text:style-name="T1">C) Hybrid with views</text:span></text:p>
          </table:table-cell>
          <table:table-cell table:style-name="TableRowCell" office:value-type="string">
            <text:p text:style-name="Table_20_Contents">Toggle between: “By Client” / “By Event” / “By Status”</text:p>
          </table:table-cell>
          <table:table-cell table:style-name="TableRowCell" office:value-type="string">
            <text:p text:style-name="Table_20_Contents">Most flexible, allows different workflows</text:p>
          </table:table-cell>
        </table:table-row>
        <table:table-row>
          <table:table-cell table:style-name="TableRowCell" office:value-type="string">
            <text:p text:style-name="Table_20_Contents"><text:span text:style-name="T1">D) Traditional inbox</text:span></text:p>
          </table:table-cell>
          <table:table-cell table:style-name="TableRowCell" office:value-type="string">
            <text:p text:style-name="Table_20_Contents">Standard email list, filter/search to find conversations</text:p>
          </table:table-cell>
          <table:table-cell table:style-name="TableRowCell" office:value-type="string">
            <text:p text:style-name="Table_20_Contents">Familiar, but more clicks to find context</text:p>
          </table:table-cell>
        </table:table-row>
        <table:table-row>
          <table:table-cell table:style-name="TableRowCell" office:value-type="string">
            <text:p text:style-name="Table_20_Contents"><text:span text:style-name="T1">E) Other</text:span></text:p>
          </table:table-cell>
          <table:table-cell table:style-name="TableRowCell" office:value-type="string">
            <text:p text:style-name="Table_20_Contents">_________________________</text:p>
          </table:table-cell>
          <table:table-cell table:style-name="TableRowCell" office:value-type="string">
            <text:p text:style-name="Table_20_Contents">Describe your preferred design</text:p>
          </table:table-cell>
        </table:table-row>
      </table:table>
      <text:h text:style-name="Heading_20_3" text:outline-level="3"><text:bookmark-start text:name="quick-action-buttons-related-to-decision-5"/>Quick Action Buttons (Related to Decision 5)<text:bookmark-end text:name="quick-action-buttons-related-to-decision-5"/></text:h>
      <text:p text:style-name="First_20_paragraph">Instead of Event Manager having to write/send emails manually, should we add quick action buttons?</text:p>
      <table:table table:name="Table6" table:style-name="Table6">
        <table:table-column table:style-name="Table6.A"/>
        <table:table-column table:style-name="Table6.B"/>
        <table:table-header-rows>
          <table:table-row>
            <table:table-cell table:style-name="TableHeaderRowCell" office:value-type="string">
              <text:p text:style-name="Table_20_Heading">Button</text:p>
            </table:table-cell>
            <table:table-cell table:style-name="TableHeaderRowCell" office:value-type="string">
              <text:p text:style-name="Table_20_Heading">What It Does</text:p>
            </table:table-cell>
          </table:table-row>
        </table:table-header-rows>
        <table:table-row>
          <table:table-cell table:style-name="TableRowCell" office:value-type="string">
            <text:p text:style-name="Table_20_Contents">✓ <text:span text:style-name="T1">Approve &amp; Send</text:span></text:p>
          </table:table-cell>
          <table:table-cell table:style-name="TableRowCell" office:value-type="string">
            <text:p text:style-name="Table_20_Contents">Sends the AI-generated message as-is</text:p>
          </table:table-cell>
        </table:table-row>
        <table:table-row>
          <table:table-cell table:style-name="TableRowCell" office:value-type="string">
            <text:p text:style-name="Table_20_Contents">✎ <text:span text:style-name="T1">Edit &amp; Send</text:span></text:p>
          </table:table-cell>
          <table:table-cell table:style-name="TableRowCell" office:value-type="string">
            <text:p text:style-name="Table_20_Contents">Opens message for editing, then sends</text:p>
          </table:table-cell>
        </table:table-row>
        <table:table-row>
          <table:table-cell table:style-name="TableRowCell" office:value-type="string">
            <text:p text:style-name="Table_20_Contents">✗ <text:span text:style-name="T1">Reject</text:span></text:p>
          </table:table-cell>
          <table:table-cell table:style-name="TableRowCell" office:value-type="string">
            <text:p text:style-name="Table_20_Contents">Discards AI message, Event Manager writes manually</text:p>
          </table:table-cell>
        </table:table-row>
        <table:table-row>
          <table:table-cell table:style-name="TableRowCell" office:value-type="string">
            <text:p text:style-name="Table_20_Contents">⏸ <text:span text:style-name="T1">Hold</text:span></text:p>
          </table:table-cell>
          <table:table-cell table:style-name="TableRowCell" office:value-type="string">
            <text:p text:style-name="Table_20_Contents">Keeps message in queue, doesn’t send yet</text:p>
          </table:table-cell>
        </table:table-row>
      </table:table>
      <text:p text:style-name="First_20_paragraph"><text:span text:style-name="T1">Your choice for interface:</text:span> ☐ A / ☐ B / ☐ C / ☐ D / ☐ E (describe): _____________</text:p>
      <text:p text:style-name="Text_20_body"><text:span text:style-name="T1">Include quick action buttons?</text:span> ☐ Yes / ☐ No / ☐ Only some (which?): _____________</text:p>
      <text:p text:style-name="Horizontal_20_Line"/>
      <text:h text:style-name="Heading_20_2" text:outline-level="2"><text:bookmark-start text:name="decision-5-how-should-event-manager-approvals-work"/>Decision 5: How Should Event Manager Approvals Work?<text:bookmark-end text:name="decision-5-how-should-event-manager-approvals-work"/></text:h>
      <text:p text:style-name="First_20_paragraph"><text:span text:style-name="T1">The Question:</text:span> When the AI generates a response, how does the Event Manager approve it?</text:p>
      <text:h text:style-name="Heading_20_3" text:outline-level="3"><text:bookmark-start text:name="mvp-requirement-human-in-the-loop-hil"/>MVP Requirement: Human-in-the-Loop (HIL)<text:bookmark-end text:name="mvp-requirement-human-in-the-loop-hil"/></text:h>
      <text:p text:style-name="First_20_paragraph"><text:span text:style-name="T1">For MVP, EVERY AI message requires Event Manager approval before the client sees it.</text:span></text:p>
      <text:p text:style-name="Text_20_body">This means: 1. AI generates a response to client email 2. Event Manager sees the draft in their interface 3. Event Manager can: - <text:span text:style-name="T1">Approve</text:span> → Message is sent to client - <text:span text:style-name="T1">Edit</text:span> → Modify the message, then send - <text:span text:style-name="T1">Reject</text:span> → Write their own message instead 4. Only after approval does the client receive anything</text:p>
      <text:h text:style-name="Heading_20_3" text:outline-level="3"><text:bookmark-start text:name="where-should-approval-happen"/>Where Should Approval Happen?<text:bookmark-end text:name="where-should-approval-happen"/></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Option</text:p>
            </table:table-cell>
            <table:table-cell table:style-name="TableHeaderRowCell" office:value-type="string">
              <text:p text:style-name="Table_20_Heading">Description</text:p>
            </table:table-cell>
            <table:table-cell table:style-name="TableHeaderRowCell" office:value-type="string">
              <text:p text:style-name="Table_20_Heading">Pros/Cons</text:p>
            </table:table-cell>
          </table:table-row>
        </table:table-header-rows>
        <table:table-row>
          <table:table-cell table:style-name="TableRowCell" office:value-type="string">
            <text:p text:style-name="Table_20_Contents"><text:span text:style-name="T1">A) In email interface</text:span></text:p>
          </table:table-cell>
          <table:table-cell table:style-name="TableRowCell" office:value-type="string">
            <text:p text:style-name="Table_20_Contents">Approve button next to each draft message</text:p>
          </table:table-cell>
          <table:table-cell table:style-name="TableRowCell" office:value-type="string">
            <text:p text:style-name="Table_20_Contents">Fast, context is right there</text:p>
          </table:table-cell>
        </table:table-row>
        <table:table-row>
          <table:table-cell table:style-name="TableRowCell" office:value-type="string">
            <text:p text:style-name="Table_20_Contents"><text:span text:style-name="T1">B) In Tasks page</text:span></text:p>
          </table:table-cell>
          <table:table-cell table:style-name="TableRowCell" office:value-type="string">
            <text:p text:style-name="Table_20_Contents">Each pending approval is a task</text:p>
          </table:table-cell>
          <table:table-cell table:style-name="TableRowCell" office:value-type="string">
            <text:p text:style-name="Table_20_Contents">Fits existing workflow, but extra clicks</text:p>
          </table:table-cell>
        </table:table-row>
        <table:table-row>
          <table:table-cell table:style-name="TableRowCell" office:value-type="string">
            <text:p text:style-name="Table_20_Contents"><text:span text:style-name="T1">C) Both</text:span></text:p>
          </table:table-cell>
          <table:table-cell table:style-name="TableRowCell" office:value-type="string">
            <text:p text:style-name="Table_20_Contents">Quick approve in email view + task as backup</text:p>
          </table:table-cell>
          <table:table-cell table:style-name="TableRowCell" office:value-type="string">
            <text:p text:style-name="Table_20_Contents">Most flexible</text:p>
          </table:table-cell>
        </table:table-row>
        <table:table-row>
          <table:table-cell table:style-name="TableRowCell" office:value-type="string">
            <text:p text:style-name="Table_20_Contents"><text:span text:style-name="T1">D) Other</text:span></text:p>
          </table:table-cell>
          <table:table-cell table:style-name="TableRowCell" office:value-type="string">
            <text:p text:style-name="Table_20_Contents">_________________________</text:p>
          </table:table-cell>
          <table:table-cell table:style-name="TableRowCell" office:value-type="string">
            <text:p text:style-name="Table_20_Contents">Describe your preferred approach</text:p>
          </table:table-cell>
        </table:table-row>
      </table:table>
      <text:h text:style-name="Heading_20_3" text:outline-level="3"><text:bookmark-start text:name="task-categories-if-using-tasks"/>Task Categories (if using Tasks)<text:bookmark-end text:name="task-categories-if-using-tasks"/></text:h>
      <text:p text:style-name="First_20_paragraph">If approvals appear in Tasks, which category? - Event Tasks - Client Follow-ups - Email Tasks - Invoice Tasks - <text:span text:style-name="T1">New category:</text:span> “AI Approvals” (requires frontend work)</text:p>
      <text:p text:style-name="Text_20_body"><text:span text:style-name="T1">Your choice for approval location:</text:span> ☐ A (Email interface) / ☐ B (Tasks) / ☐ C (Both) / ☐ D (describe): _____________</text:p>
      <text:p text:style-name="Text_20_body"><text:span text:style-name="T1">Task category (if applicable):</text:span> ☐ Event Tasks / ☐ Email Tasks / ☐ New category</text:p>
      <text:p text:style-name="Horizontal_20_Line"/>
      <text:h text:style-name="Heading_20_2" text:outline-level="2"><text:bookmark-start text:name="decision-6-deposit-settings-mvp-global"/>Decision 6: Deposit Settings (MVP = Global)<text:bookmark-end text:name="decision-6-deposit-settings-mvp-global"/></text:h>
      <text:p text:style-name="First_20_paragraph"><text:span text:style-name="T1">For MVP:</text:span> Deposits use a <text:span text:style-name="T1">single global setting</text:span> that applies to all rooms.</text:p>
      <text:h text:style-name="Heading_20_3" text:outline-level="3"><text:bookmark-start text:name="whats-already-implemented"/>✅ What’s Already Implemented<text:bookmark-end text:name="whats-already-implemented"/></text:h>
      <text:list text:style-name="L6">
        <text:list-item>
          <text:p text:style-name="P15">Enable/disable deposits for all bookings</text:p>
        </text:list-item>
        <text:list-item>
          <text:p text:style-name="P15">Set percentage (e.g., 30%) or fixed amount (e.g., CHF 500)</text:p>
        </text:list-item>
        <text:list-item>
          <text:p text:style-name="P15">Set payment deadline (e.g., 10 days)</text:p>
        </text:list-item>
      </text:list>
      <text:h text:style-name="Heading_20_3" text:outline-level="3"><text:bookmark-start text:name="mvp-question"/>MVP Question<text:bookmark-end text:name="mvp-question"/></text:h>
      <text:p text:style-name="First_20_paragraph"><text:span text:style-name="T1">Is global deposit okay for launch?</text:span></text:p>
      <text:p text:style-name="Text_20_body">Most venues have one deposit policy. If yours varies by room (e.g., “Room A requires 50%, Room B requires 20%”), we can add per-room deposits after MVP.</text:p>
      <text:p text:style-name="Text_20_body"><text:span text:style-name="T1">Your answer:</text:span> ☐ Yes, global is fine for MVP / ☐ No, I need per-room before launch (explain): _____________</text:p>
      <text:p text:style-name="Horizontal_20_Line"/>
      <text:h text:style-name="Heading_20_2" text:outline-level="2"><text:bookmark-start text:name="decision-7-product-recommendation-threshold"/>Decision 7: Product Recommendation Threshold<text:bookmark-end text:name="decision-7-product-recommendation-threshold"/></text:h>
      <text:p text:style-name="First_20_paragraph"><text:span text:style-name="T1">The Question:</text:span> When the AI recommends products/catering based on client preferences, how confident should it be?</text:p>
      <text:p text:style-name="Text_20_body"><text:span text:style-name="T1">Current Setting:</text:span> 65% match required</text:p>
      <text:p text:style-name="Text_20_body"><text:span text:style-name="T1">Example:</text:span> - Client says “I’d like vegetarian options and something for coffee breaks” - AI looks at your products and finds “Vegetarian Menu” is a 70% match → <text:span text:style-name="T1">recommended</text:span> - AI finds “Coffee &amp; Snacks Package” is a 55% match → <text:span text:style-name="T1">not recommended</text:span> (below 65%)</text:p>
      <text:h text:style-name="Heading_20_3" text:outline-level="3"><text:bookmark-start text:name="your-options-2"/>Your Options<text:bookmark-end text:name="your-options-2"/></text:h>
      <table:table table:name="Table8" table:style-name="Table8">
        <table:table-column table:style-name="Table8.A"/>
        <table:table-column table:style-name="Table8.B"/>
        <table:table-header-rows>
          <table:table-row>
            <table:table-cell table:style-name="TableHeaderRowCell" office:value-type="string">
              <text:p text:style-name="Table_20_Heading">Threshold</text:p>
            </table:table-cell>
            <table:table-cell table:style-name="TableHeaderRowCell" office:value-type="string">
              <text:p text:style-name="Table_20_Heading">Effect</text:p>
            </table:table-cell>
          </table:table-row>
        </table:table-header-rows>
        <table:table-row>
          <table:table-cell table:style-name="TableRowCell" office:value-type="string">
            <text:p text:style-name="Table_20_Contents"><text:span text:style-name="T1">Higher (e.g., 80%)</text:span></text:p>
          </table:table-cell>
          <table:table-cell table:style-name="TableRowCell" office:value-type="string">
            <text:p text:style-name="Table_20_Contents">Fewer recommendations, but more accurate</text:p>
          </table:table-cell>
        </table:table-row>
        <table:table-row>
          <table:table-cell table:style-name="TableRowCell" office:value-type="string">
            <text:p text:style-name="Table_20_Contents"><text:span text:style-name="T1">Current (65%)</text:span></text:p>
          </table:table-cell>
          <table:table-cell table:style-name="TableRowCell" office:value-type="string">
            <text:p text:style-name="Table_20_Contents">Balanced - recommends products with reasonable confidence</text:p>
          </table:table-cell>
        </table:table-row>
        <table:table-row>
          <table:table-cell table:style-name="TableRowCell" office:value-type="string">
            <text:p text:style-name="Table_20_Contents"><text:span text:style-name="T1">Lower (e.g., 50%)</text:span></text:p>
          </table:table-cell>
          <table:table-cell table:style-name="TableRowCell" office:value-type="string">
            <text:p text:style-name="Table_20_Contents">More recommendations, but may include less relevant products</text:p>
          </table:table-cell>
        </table:table-row>
        <table:table-row>
          <table:table-cell table:style-name="TableRowCell" office:value-type="string">
            <text:p text:style-name="Table_20_Contents"><text:span text:style-name="T1">Other</text:span></text:p>
          </table:table-cell>
          <table:table-cell table:style-name="TableRowCell" office:value-type="string">
            <text:p text:style-name="Table_20_Contents">________________</text:p>
          </table:table-cell>
        </table:table-row>
      </table:table>
      <text:p text:style-name="First_20_paragraph"><text:span text:style-name="T1">Your choice:</text:span> ☐ 80% (strict) / ☐ 65% (current) / ☐ 50% (lenient) / ☐ Other: _____________</text:p>
      <text:p text:style-name="Horizontal_20_Line"/>
      <text:h text:style-name="Heading_20_2" text:outline-level="2"><text:bookmark-start text:name="decision-8-when-should-ai-ask-for-help-with-room-selection"/>Decision 8: When Should AI Ask for Help with Room Selection?<text:bookmark-end text:name="decision-8-when-should-ai-ask-for-help-with-room-selection"/></text:h>
      <text:p text:style-name="First_20_paragraph"><text:span text:style-name="T1">The Question:</text:span> After how many failed room availability checks should the AI escalate to Event Manager?</text:p>
      <text:p text:style-name="Text_20_body"><text:span text:style-name="T1">What </text:span>“<text:span text:style-name="T1">Failed</text:span>”<text:span text:style-name="T1"> Means:</text:span> - Client wants Feb 7th → Room A is booked → Client says “what about Feb 8th?” → Room A still booked → Client says “Feb 9th?” → still booked…</text:p>
      <text:p text:style-name="Text_20_body">After this many failed attempts, the AI creates a task for the Event Manager instead of continuing to ping-pong.</text:p>
      <text:p text:style-name="Text_20_body"><text:span text:style-name="T1">Current Setting:</text:span> 3 failed proposals</text:p>
      <text:p text:style-name="Text_20_body"><text:span text:style-name="T1">Why This Matters:</text:span> - Too low = AI gives up too quickly, Event Manager does manual work - Too high = Client gets frustrated with many back-and-forth emails</text:p>
      <text:h text:style-name="Heading_20_3" text:outline-level="3"><text:bookmark-start text:name="your-options-3"/>Your Options<text:bookmark-end text:name="your-options-3"/></text:h>
      <table:table table:name="Table9" table:style-name="Table9">
        <table:table-column table:style-name="Table9.A"/>
        <table:table-column table:style-name="Table9.B"/>
        <table:table-header-rows>
          <table:table-row>
            <table:table-cell table:style-name="TableHeaderRowCell" office:value-type="string">
              <text:p text:style-name="Table_20_Heading">Threshold</text:p>
            </table:table-cell>
            <table:table-cell table:style-name="TableHeaderRowCell" office:value-type="string">
              <text:p text:style-name="Table_20_Heading">Effect</text:p>
            </table:table-cell>
          </table:table-row>
        </table:table-header-rows>
        <table:table-row>
          <table:table-cell table:style-name="TableRowCell" office:value-type="string">
            <text:p text:style-name="Table_20_Contents"><text:span text:style-name="T1">2 attempts</text:span></text:p>
          </table:table-cell>
          <table:table-cell table:style-name="TableRowCell" office:value-type="string">
            <text:p text:style-name="Table_20_Contents">AI asks for human help faster</text:p>
          </table:table-cell>
        </table:table-row>
        <table:table-row>
          <table:table-cell table:style-name="TableRowCell" office:value-type="string">
            <text:p text:style-name="Table_20_Contents"><text:span text:style-name="T1">3 attempts (current)</text:span></text:p>
          </table:table-cell>
          <table:table-cell table:style-name="TableRowCell" office:value-type="string">
            <text:p text:style-name="Table_20_Contents">Balanced</text:p>
          </table:table-cell>
        </table:table-row>
        <table:table-row>
          <table:table-cell table:style-name="TableRowCell" office:value-type="string">
            <text:p text:style-name="Table_20_Contents"><text:span text:style-name="T1">5 attempts</text:span></text:p>
          </table:table-cell>
          <table:table-cell table:style-name="TableRowCell" office:value-type="string">
            <text:p text:style-name="Table_20_Contents">AI tries harder before escalating</text:p>
          </table:table-cell>
        </table:table-row>
        <table:table-row>
          <table:table-cell table:style-name="TableRowCell" office:value-type="string">
            <text:p text:style-name="Table_20_Contents"><text:span text:style-name="T1">Other</text:span></text:p>
          </table:table-cell>
          <table:table-cell table:style-name="TableRowCell" office:value-type="string">
            <text:p text:style-name="Table_20_Contents">________________</text:p>
          </table:table-cell>
        </table:table-row>
      </table:table>
      <text:p text:style-name="First_20_paragraph"><text:span text:style-name="T1">Your choice:</text:span> ☐ 2 / ☐ 3 (current) / ☐ 5 / ☐ Other: _____________</text:p>
      <text:p text:style-name="Horizontal_20_Line"/>
      <text:h text:style-name="Heading_20_2" text:outline-level="2"><text:bookmark-start text:name="decision-9-how-to-handle-edge-cases"/>Decision 9: How to Handle Edge Cases<text:bookmark-end text:name="decision-9-how-to-handle-edge-cases"/></text:h>
      <text:h text:style-name="Heading_20_3" text:outline-level="3"><text:bookmark-start text:name="a-first-email-isnt-about-booking-an-event"/>9A: First Email Isn’t About Booking an Event<text:bookmark-end text:name="a-first-email-isnt-about-booking-an-event"/></text:h>
      <text:p text:style-name="First_20_paragraph"><text:span text:style-name="T1">What Happens Now:</text:span> - AI classifies the email with confidence - If confidence &lt; 85% that it’s an event inquiry → AI says “A member of our team will review it shortly” and creates a task for Event Manager (no AI call wasted guessing) - Event Manager decides if it’s a booking or something else</text:p>
      <text:p text:style-name="Text_20_body"><text:span text:style-name="T1">Example:</text:span> Someone emails “What are your opening hours?” - this isn’t a booking request, so it goes to Event Manager.</text:p>
      <text:p text:style-name="Text_20_body"><text:span text:style-name="T1">Is this okay?</text:span> ☐ Yes, keep it / ☐ No, I want: _____________</text:p>
      <text:p text:style-name="Horizontal_20_Line"/>
      <text:h text:style-name="Heading_20_3" text:outline-level="3"><text:bookmark-start text:name="b-nonsense-or-out-of-context-messages"/>9B: Nonsense or Out-of-Context Messages<text:bookmark-end text:name="b-nonsense-or-out-of-context-messages"/></text:h>
      <text:p text:style-name="First_20_paragraph"><text:span text:style-name="T1">What Happens Now:</text:span> The AI looks at message confidence:</text:p>
      <table:table table:name="Table10" table:style-name="Table10">
        <table:table-column table:style-name="Table10.A"/>
        <table:table-column table:style-name="Table10.B"/>
        <table:table-header-rows>
          <table:table-row>
            <table:table-cell table:style-name="TableHeaderRowCell" office:value-type="string">
              <text:p text:style-name="Table_20_Heading">Confidence</text:p>
            </table:table-cell>
            <table:table-cell table:style-name="TableHeaderRowCell" office:value-type="string">
              <text:p text:style-name="Table_20_Heading">Action</text:p>
            </table:table-cell>
          </table:table-row>
        </table:table-header-rows>
        <table:table-row>
          <table:table-cell table:style-name="TableRowCell" office:value-type="string">
            <text:p text:style-name="Table_20_Contents"><text:span text:style-name="T1">Below 15%</text:span></text:p>
          </table:table-cell>
          <table:table-cell table:style-name="TableRowCell" office:value-type="string">
            <text:p text:style-name="Table_20_Contents">Silent ignore (no reply, no AI cost) - e.g., spam, gibberish, accidental emails</text:p>
          </table:table-cell>
        </table:table-row>
        <table:table-row>
          <table:table-cell table:style-name="TableRowCell" office:value-type="string">
            <text:p text:style-name="Table_20_Contents"><text:span text:style-name="T1">15-25%</text:span></text:p>
          </table:table-cell>
          <table:table-cell table:style-name="TableRowCell" office:value-type="string">
            <text:p text:style-name="Table_20_Contents">Send to Event Manager for review (HIL task) - e.g., unclear, possibly relevant</text:p>
          </table:table-cell>
        </table:table-row>
        <table:table-row>
          <table:table-cell table:style-name="TableRowCell" office:value-type="string">
            <text:p text:style-name="Table_20_Contents"><text:span text:style-name="T1">Above 25%</text:span></text:p>
          </table:table-cell>
          <table:table-cell table:style-name="TableRowCell" office:value-type="string">
            <text:p text:style-name="Table_20_Contents">AI proceeds with handling - confident enough to respond</text:p>
          </table:table-cell>
        </table:table-row>
      </table:table>
      <text:p text:style-name="First_20_paragraph"><text:span text:style-name="T1">Why This Matters:</text:span> Saves money on AI calls for obvious spam/noise, but doesn’t miss edge cases.</text:p>
      <text:p text:style-name="Text_20_body"><text:span text:style-name="T1">Is this okay?</text:span> ☐ Yes, keep it / ☐ No, I want: _____________</text:p>
      <text:p text:style-name="Horizontal_20_Line"/>
      <text:h text:style-name="Heading_20_3" text:outline-level="3"><text:bookmark-start text:name="c-client-cancels-their-booking"/>9C: Client Cancels Their Booking<text:bookmark-end text:name="c-client-cancels-their-booking"/></text:h>
      <text:p text:style-name="First_20_paragraph"><text:span text:style-name="T1">What Happens Now:</text:span> 1. AI detects cancellation intent (keywords like “cancel”, “nevermind”, “no longer interested”) 2. Event status is set to <text:span text:style-name="T1">Cancelled</text:span> 3. AI drafts a polite response: “Thank you for letting us know. We’ve released the date, and we’d be happy to assist with any future events.” 4. Draft goes to Event Manager for approval (HIL) before sending 5. Room is released (no longer blocked on calendar)</text:p>
      <text:p text:style-name="Text_20_body"><text:span text:style-name="T1">What’s NOT decided yet:</text:span> - Should we ask for a cancellation REASON? - Should we offer alternatives (reschedule, different date)? - Should there be a cancellation fee reference?</text:p>
      <text:p text:style-name="Text_20_body"><text:span text:style-name="T1">Your preference:</text:span> - ☐ Simple cancellation (current - acknowledge and release) - ☐ Ask for reason before confirming - ☐ Offer alternatives before accepting cancellation - ☐ Other: _____________</text:p>
      <text:p text:style-name="Horizontal_20_Line"/>
      <text:h text:style-name="Heading_20_3" text:outline-level="3"><text:bookmark-start text:name="d-info-page-links-in-emails"/>9D: Info Page Links in Emails<text:bookmark-end text:name="d-info-page-links-in-emails"/></text:h>
      <text:p text:style-name="First_20_paragraph"><text:span text:style-name="T1">What Happens Now:</text:span> Every AI-generated email with details (rooms, menus, offers) includes a link to an “info page” where the client can see the full breakdown.</text:p>
      <text:p text:style-name="Text_20_body"><text:span text:style-name="T1">Why:</text:span> Emails have limited space. The AI summarizes, but the client can click to see everything (room photos, full menu descriptions, price breakdowns).</text:p>
      <text:p text:style-name="Text_20_body"><text:span text:style-name="T1">Example:</text:span> “For full details on our room options, see: <text:a xlink:type="simple" xlink:href="../link" office:name=""><text:span text:style-name="Definition">View Room Comparison</text:span></text:a>”</text:p>
      <text:p text:style-name="Text_20_body"><text:span text:style-name="T1">Is this okay?</text:span> ☐ Yes, always include info page links / ☐ No, I prefer: _____________</text:p>
      <text:p text:style-name="Horizontal_20_Line"/>
      <text:h text:style-name="Heading_20_1" text:outline-level="1"><text:bookmark-start text:name="part-2-setup-tasks"/>PART 2: SETUP TASKS<text:bookmark-end text:name="part-2-setup-tasks"/></text:h>
      <text:p text:style-name="First_20_paragraph">Things you need to configure before launch.</text:p>
      <text:p text:style-name="Horizontal_20_Line"/>
      <text:h text:style-name="Heading_20_2" text:outline-level="2"><text:bookmark-start text:name="task-1-add-deposit-settings-to-rooms-if-decision-6-b-or-c"/>Task 1: Add Deposit Settings to Rooms (if Decision 6 = B or C)<text:bookmark-end text:name="task-1-add-deposit-settings-to-rooms-if-decision-6-b-or-c"/></text:h>
      <text:p text:style-name="First_20_paragraph"><text:span text:style-name="T1">What:</text:span> Add per-room deposit columns to your rooms table.</text:p>
      <text:p text:style-name="Text_20_body"><text:span text:style-name="T1">Skip this if:</text:span> You chose global-only deposits (Decision 6 = A)</text:p>
      <text:p text:style-name="Text_20_body"><text:span text:style-name="T1">Steps:</text:span> 1. Open Supabase Dashboard → Table Editor → <text:span text:style-name="Source_Text">rooms</text:span> 2. Click “New Column” and add: - <text:span text:style-name="Source_Text">deposit_required</text:span> (type: boolean, default: false) - <text:span text:style-name="Source_Text">deposit_percent</text:span> (type: int4, nullable) 3. Fill in values for each room</text:p>
      <text:p text:style-name="Horizontal_20_Line"/>
      <text:h text:style-name="Heading_20_2" text:outline-level="2"><text:bookmark-start text:name="task-2-configure-the-ai-identity"/>Task 2: Configure the AI Identity<text:bookmark-end text:name="task-2-configure-the-ai-identity"/></text:h>
      <text:p text:style-name="First_20_paragraph"><text:span text:style-name="T1">What:</text:span> The AI needs an identity to appear as when creating records and sending emails.</text:p>
      <text:p text:style-name="Text_20_body"><text:span text:style-name="T1">Why This Matters:</text:span> When the AI creates events, sends emails, or logs actions, it needs to be recorded as “someone” in your database. Every record in Supabase requires a <text:span text:style-name="Source_Text">user_id</text:span> field.</text:p>
      <text:p text:style-name="Text_20_body"><text:span text:style-name="T1">Options:</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Option</text:p>
            </table:table-cell>
            <table:table-cell table:style-name="TableHeaderRowCell" office:value-type="string">
              <text:p text:style-name="Table_20_Heading">Description</text:p>
            </table:table-cell>
            <table:table-cell table:style-name="TableHeaderRowCell" office:value-type="string">
              <text:p text:style-name="Table_20_Heading">Recommended?</text:p>
            </table:table-cell>
          </table:table-row>
        </table:table-header-rows>
        <table:table-row>
          <table:table-cell table:style-name="TableRowCell" office:value-type="string">
            <text:p text:style-name="Table_20_Contents"><text:span text:style-name="T1">A) Use existing staff account</text:span></text:p>
          </table:table-cell>
          <table:table-cell table:style-name="TableRowCell" office:value-type="string">
            <text:p text:style-name="Table_20_Contents">AI actions appear as “Shami” or another real person</text:p>
          </table:table-cell>
          <table:table-cell table:style-name="TableRowCell" office:value-type="string">
            <text:p text:style-name="Table_20_Contents">Not ideal - confuses who did what</text:p>
          </table:table-cell>
        </table:table-row>
        <table:table-row>
          <table:table-cell table:style-name="TableRowCell" office:value-type="string">
            <text:p text:style-name="Table_20_Contents"><text:span text:style-name="T1">B) Create dedicated AI account</text:span></text:p>
          </table:table-cell>
          <table:table-cell table:style-name="TableRowCell" office:value-type="string">
            <text:p text:style-name="Table_20_Contents">Create “AI Assistant” or “Workflow Bot” account</text:p>
          </table:table-cell>
          <table:table-cell table:style-name="TableRowCell" office:value-type="string">
            <text:p text:style-name="Table_20_Contents">✅ Recommended - clear audit trail</text:p>
          </table:table-cell>
        </table:table-row>
      </table:table>
      <text:p text:style-name="First_20_paragraph"><text:span text:style-name="T1">If choosing B:</text:span> 1. Create a new user account: <text:span text:style-name="Source_Text">workflow@yourdomain.com</text:span> 2. This account won’t log in - it’s just an identity for the AI 3. Go to Supabase → <text:span text:style-name="Source_Text">profiles</text:span> table 4. Find this user’s row and copy the <text:span text:style-name="Source_Text">id</text:span> (UUID) 5. Save this ID: ________________</text:p>
      <text:p text:style-name="Horizontal_20_Line"/>
      <text:h text:style-name="Heading_20_2" text:outline-level="2"><text:bookmark-start text:name="task-3-set-up-email-integration"/>Task 3: Set Up Email Integration<text:bookmark-end text:name="task-3-set-up-email-integration"/></text:h>
      <text:p text:style-name="First_20_paragraph"><text:span text:style-name="T1">What:</text:span> Connect the email account that the AI will use to send/receive client messages.</text:p>
      <text:p text:style-name="Text_20_body"><text:span text:style-name="T1">For MVP:</text:span> Before ANY email goes to a client, the Event Manager must approve it (see Decision 5).</text:p>
      <text:p text:style-name="Text_20_body"><text:span text:style-name="T1">Steps:</text:span> 1. Go to Settings → Emails in your frontend 2. Connect your venue’s email (IMAP or Gmail OAuth) 3. Set scope to “Team” (meaning: all Event Managers on your team can see these emails) 4. Go to Supabase → <text:span text:style-name="Source_Text">email_accounts</text:span> table 5. Copy the <text:span text:style-name="Source_Text">id</text:span> of this email account: ________________</text:p>
      <text:p text:style-name="Horizontal_20_Line"/>
      <text:h text:style-name="Heading_20_2" text:outline-level="2"><text:bookmark-start text:name="task-4-document-your-team-id"/>Task 4: Document Your Team ID<text:bookmark-end text:name="task-4-document-your-team-id"/></text:h>
      <text:p text:style-name="First_20_paragraph"><text:span text:style-name="T1">What:</text:span> Your database supports multiple venues/organizations (multi-tenant). We need your team’s unique identifier.</text:p>
      <text:p text:style-name="Text_20_body"><text:span text:style-name="T1">Why This Matters:</text:span> Every query filters by <text:span text:style-name="Source_Text">team_id</text:span> to ensure Venue A can’t see Venue B’s data. The AI workflow needs to know which team’s rooms, products, and events to access.</text:p>
      <text:p text:style-name="Text_20_body"><text:span text:style-name="T1">Steps:</text:span> 1. Go to Supabase → <text:span text:style-name="Source_Text">teams</text:span> table 2. Find your venue’s row (there’s probably only one if you’re a single venue) 3. Copy the <text:span text:style-name="Source_Text">id</text:span>: ________________</text:p>
      <text:p text:style-name="Horizontal_20_Line"/>
      <text:h text:style-name="Heading_20_2" text:outline-level="2"><text:bookmark-start text:name="setup-checklist"/>Setup Checklist<text:bookmark-end text:name="setup-checklist"/></text:h>
      <text:p text:style-name="First_20_paragraph">Before testing: - [ ] Deposit settings configured (global or per-room) - [ ] AI identity user created, ID saved: ________________ - [ ] Email account connected, ID saved: ________________ - [ ] Team ID saved: ________________</text:p>
      <text:p text:style-name="Horizontal_20_Line"/>
      <text:h text:style-name="Heading_20_1" text:outline-level="1"><text:bookmark-start text:name="part-3-technical-decisions-dev-team-helps"/>PART 3: TECHNICAL DECISIONS (Dev Team Helps)<text:bookmark-end text:name="part-3-technical-decisions-dev-team-helps"/></text:h>
      <text:p text:style-name="First_20_paragraph">These decisions are more technical. Let’s discuss together.</text:p>
      <text:p text:style-name="Horizontal_20_Line"/>
      <text:h text:style-name="Heading_20_2" text:outline-level="2"><text:bookmark-start text:name="technical-decision-a-where-to-store-conversation-progress"/>Technical Decision A: Where to Store Conversation Progress<text:bookmark-end text:name="technical-decision-a-where-to-store-conversation-progress"/></text:h>
      <text:p text:style-name="First_20_paragraph"><text:span text:style-name="T1">The Question:</text:span> When a client emails back 3 days later, how does the AI know where you left off?</text:p>
      <text:p text:style-name="Text_20_body"><text:span text:style-name="T1">The Problem:</text:span> If our server restarts, or if the client waits days between emails, the AI needs to know: - “We were on step 3 (room selection)” - “The date was already confirmed as Feb 7th” - “We were in the middle of a date change (detour)”</text:p>
      <text:p text:style-name="Text_20_body"><text:span text:style-name="T1">Without persistent storage:</text:span> The AI would “forget” and might repeat steps or get confused.</text:p>
      <text:h text:style-name="Heading_20_3" text:outline-level="3"><text:bookmark-start text:name="your-options-4"/>Your Options<text:bookmark-end text:name="your-options-4"/></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Option</text:p>
            </table:table-cell>
            <table:table-cell table:style-name="TableHeaderRowCell" office:value-type="string">
              <text:p text:style-name="Table_20_Heading">Description</text:p>
            </table:table-cell>
            <table:table-cell table:style-name="TableHeaderRowCell" office:value-type="string">
              <text:p text:style-name="Table_20_Heading">Pros</text:p>
            </table:table-cell>
            <table:table-cell table:style-name="TableHeaderRowCell" office:value-type="string">
              <text:p text:style-name="Table_20_Heading">Cons</text:p>
            </table:table-cell>
          </table:table-row>
        </table:table-header-rows>
        <table:table-row>
          <table:table-cell table:style-name="TableRowCell" office:value-type="string">
            <text:p text:style-name="Table_20_Contents"><text:span text:style-name="T1">A) Store in your Supabase</text:span></text:p>
          </table:table-cell>
          <table:table-cell table:style-name="TableRowCell" office:value-type="string">
            <text:p text:style-name="Table_20_Contents">Add columns to your <text:span text:style-name="Source_Text">events</text:span> table</text:p>
          </table:table-cell>
          <table:table-cell table:style-name="TableRowCell" office:value-type="string">
            <text:p text:style-name="Table_20_Contents">Simple, you can see workflow state in your database</text:p>
          </table:table-cell>
          <table:table-cell table:style-name="TableRowCell" office:value-type="string">
            <text:p text:style-name="Table_20_Contents">Slightly couples workflow to your schema</text:p>
          </table:table-cell>
        </table:table-row>
        <table:table-row>
          <table:table-cell table:style-name="TableRowCell" office:value-type="string">
            <text:p text:style-name="Table_20_Contents"><text:span text:style-name="T1">B) Separate workflow database</text:span></text:p>
          </table:table-cell>
          <table:table-cell table:style-name="TableRowCell" office:value-type="string">
            <text:p text:style-name="Table_20_Contents">AI has its own database</text:p>
          </table:table-cell>
          <table:table-cell table:style-name="TableRowCell" office:value-type="string">
            <text:p text:style-name="Table_20_Contents">Clean separation</text:p>
          </table:table-cell>
          <table:table-cell table:style-name="TableRowCell" office:value-type="string">
            <text:p text:style-name="Table_20_Contents">More infrastructure, state not visible in your DB</text:p>
          </table:table-cell>
        </table:table-row>
      </table:table>
      <text:p text:style-name="First_20_paragraph"><text:span text:style-name="T1">If choosing A</text:span>, we add these columns to <text:span text:style-name="Source_Text">events</text:span>: - <text:span text:style-name="Source_Text">current_step</text:span> (1-7): Which step of the booking process? - <text:span text:style-name="Source_Text">date_confirmed</text:span> (boolean): Has the date been locked? - <text:span text:style-name="Source_Text">caller_step</text:span> (integer): For tracking “detours” when client changes something</text:p>
      <text:p text:style-name="Text_20_body"><text:span text:style-name="T1">Note:</text:span> This is about <text:span text:style-name="T1">safety and reliability</text:span>, not performance. Without this, a server restart would lose conversation state.</text:p>
      <text:p text:style-name="Text_20_body"><text:span text:style-name="T1">Your choice:</text:span> ☐ A (In your Supabase) / ☐ B (Separate database)</text:p>
      <text:p text:style-name="Horizontal_20_Line"/>
      <text:h text:style-name="Heading_20_2" text:outline-level="2"><text:bookmark-start text:name="technical-decision-b-hash-columns-for-change-detection-optional"/>Technical Decision B: Hash Columns for Change Detection (Optional)<text:bookmark-end text:name="technical-decision-b-hash-columns-for-change-detection-optional"/></text:h>
      <text:p text:style-name="First_20_paragraph"><text:span text:style-name="T1">The Question:</text:span> Should we track what information has been “locked in” to avoid redundant re-checks?</text:p>
      <text:p text:style-name="Text_20_body"><text:span text:style-name="T1">What We Already Have:</text:span> We capture variables from client messages (name, date, participants, etc.) as they’re mentioned.</text:p>
      <text:p text:style-name="Text_20_body"><text:span text:style-name="T1">What This Adds:</text:span> Hash columns let us detect if something CHANGED since last check: - <text:span text:style-name="Source_Text">requirements_hash</text:span> - Hash of (participants, duration, special requirements) - <text:span text:style-name="Source_Text">room_eval_hash</text:span> - Snapshot of requirements when room was checked - <text:span text:style-name="Source_Text">offer_hash</text:span> - Snapshot of offer terms when accepted</text:p>
      <text:p text:style-name="Text_20_body"><text:span text:style-name="T1">Example:</text:span> If client confirms room, asks a Q&amp;A question, then says “yes proceed” - should we re-check room availability? With hashes, we know nothing changed, so we skip the re-check.</text:p>
      <text:p text:style-name="Text_20_body"><text:span text:style-name="T1">Trade-off:</text:span> - With hashes: Faster, fewer database queries - Without hashes: Always re-checks everything (safer but slower)</text:p>
      <text:p text:style-name="Text_20_body"><text:span text:style-name="T1">Your choice:</text:span> ☐ Add hash columns (faster) / ☐ Skip (simpler, always re-check)</text:p>
      <text:p text:style-name="Horizontal_20_Line"/>
      <text:h text:style-name="Heading_20_1" text:outline-level="1"><text:bookmark-start text:name="part-4-later-nice-to-have"/>PART 4: LATER / NICE-TO-HAVE<text:bookmark-end text:name="part-4-later-nice-to-have"/></text:h>
      <text:p text:style-name="First_20_paragraph">These can wait until after MVP. Listed by priority.</text:p>
      <text:p text:style-name="Horizontal_20_Line"/>
      <text:h text:style-name="Heading_20_2" text:outline-level="2"><text:bookmark-start text:name="high-priority-soon-after-mvp"/>HIGH PRIORITY (Soon After MVP)<text:bookmark-end text:name="high-priority-soon-after-mvp"/></text:h>
      <text:h text:style-name="Heading_20_3" text:outline-level="3"><text:bookmark-start text:name="mail-thread-grouping-view-frontend"/>Mail Thread Grouping View (Frontend)<text:bookmark-end text:name="mail-thread-grouping-view-frontend"/></text:h>
      <text:p text:style-name="First_20_paragraph"><text:span text:style-name="T1">What:</text:span> Group emails by client or event in the inbox view.</text:p>
      <text:p text:style-name="Text_20_body"><text:span text:style-name="T1">Why Important:</text:span> Without this, Event Managers see a flat list of emails and have to manually find related conversations.</text:p>
      <text:p text:style-name="Text_20_body"><text:span text:style-name="T1">Already Have:</text:span> Basic email storage with <text:span text:style-name="Source_Text">client_id</text:span> and <text:span text:style-name="Source_Text">event_id</text:span> links.</text:p>
      <text:p text:style-name="Text_20_body"><text:span text:style-name="T1">Needs:</text:span> Frontend UI to group/display by these fields.</text:p>
      <text:p text:style-name="Horizontal_20_Line"/>
      <text:h text:style-name="Heading_20_3" text:outline-level="3"><text:bookmark-start text:name="progress-indicator-per-conversation-frontend"/>Progress Indicator per Conversation (Frontend)<text:bookmark-end text:name="progress-indicator-per-conversation-frontend"/></text:h>
      <text:p text:style-name="First_20_paragraph"><text:span text:style-name="T1">What:</text:span> Show “Step 3 of 7: Room Selection” on each client conversation.</text:p>
      <text:p text:style-name="Text_20_body"><text:span text:style-name="T1">Why Important:</text:span> Event Manager can quickly see where each booking stands without reading the entire thread.</text:p>
      <text:p text:style-name="Text_20_body"><text:span text:style-name="T1">Where:</text:span> In the email/chat interface, next to or above each conversation.</text:p>
      <text:p text:style-name="Text_20_body"><text:span text:style-name="T1">Already Have:</text:span> Backend tracks <text:span text:style-name="Source_Text">current_step</text:span> (if Technical Decision A = Add columns).</text:p>
      <text:p text:style-name="Text_20_body"><text:span text:style-name="T1">Needs:</text:span> Frontend component to display it.</text:p>
      <text:p text:style-name="Horizontal_20_Line"/>
      <text:h text:style-name="Heading_20_3" text:outline-level="3"><text:bookmark-start text:name="deposit-status-badge-frontend"/>Deposit Status Badge (Frontend)<text:bookmark-end text:name="deposit-status-badge-frontend"/></text:h>
      <text:p text:style-name="First_20_paragraph"><text:span text:style-name="T1">What:</text:span> Show “Deposit Pending” / “Deposit Paid” badge on offers and events.</text:p>
      <text:p text:style-name="Text_20_body"><text:span text:style-name="T1">Why Important:</text:span> Quick visibility into which bookings need deposit follow-up.</text:p>
      <text:p text:style-name="Text_20_body"><text:span text:style-name="T1">Already Have:</text:span> <text:span text:style-name="Source_Text">offers.deposit_paid_at</text:span> field (null = unpaid, timestamp = paid).</text:p>
      <text:p text:style-name="Text_20_body"><text:span text:style-name="T1">Needs:</text:span> Frontend badge component.</text:p>
      <text:p text:style-name="Horizontal_20_Line"/>
      <text:h text:style-name="Heading_20_2" text:outline-level="2"><text:bookmark-start text:name="medium-priority"/>MEDIUM PRIORITY<text:bookmark-end text:name="medium-priority"/></text:h>
      <text:h text:style-name="Heading_20_3" text:outline-level="3"><text:bookmark-start text:name="per-room-deposits-backend-frontend"/>Per-Room Deposits (Backend + Frontend)<text:bookmark-end text:name="per-room-deposits-backend-frontend"/></text:h>
      <text:p text:style-name="First_20_paragraph"><text:span text:style-name="T1">What:</text:span> Different deposit requirements per room (e.g., “Room A = 50%, Room B = 20%”)</text:p>
      <text:p text:style-name="Text_20_body"><text:span text:style-name="T1">MVP uses:</text:span> Global deposit setting (same for all rooms)</text:p>
      <text:p text:style-name="Text_20_body"><text:span text:style-name="T1">Needs:</text:span> - Add <text:span text:style-name="Source_Text">deposit_required</text:span>, <text:span text:style-name="Source_Text">deposit_percent</text:span> columns to <text:span text:style-name="Source_Text">rooms</text:span> table - Frontend UI to edit per-room deposits - Backend logic to check room-level override before global</text:p>
      <text:p text:style-name="Horizontal_20_Line"/>
      <text:h text:style-name="Heading_20_3" text:outline-level="3"><text:bookmark-start text:name="per-room-site-visit-settings-backend-frontend"/>Per-Room Site Visit Settings (Backend + Frontend)<text:bookmark-end text:name="per-room-site-visit-settings-backend-frontend"/></text:h>
      <text:p text:style-name="First_20_paragraph"><text:span text:style-name="T1">What:</text:span> Enable/disable site visits per room (e.g., “Room A allows visits, Room B doesn’t”)</text:p>
      <text:p text:style-name="Text_20_body"><text:span text:style-name="T1">MVP uses:</text:span> Global site visit setting (same for all rooms)</text:p>
      <text:p text:style-name="Text_20_body"><text:span text:style-name="T1">Needs:</text:span> - Add <text:span text:style-name="Source_Text">allow_site_visit</text:span> column to <text:span text:style-name="Source_Text">rooms</text:span> table - Frontend toggle per room - Backend logic to check room-level setting</text:p>
      <text:p text:style-name="Horizontal_20_Line"/>
      <text:h text:style-name="Heading_20_3" text:outline-level="3"><text:bookmark-start text:name="site-visit-scheduling-backend-frontend"/>Site Visit Scheduling (Backend + Frontend)<text:bookmark-end text:name="site-visit-scheduling-backend-frontend"/></text:h>
      <text:p text:style-name="First_20_paragraph"><text:span text:style-name="T1">What:</text:span> Let clients request venue tours, AI schedules them.</text:p>
      <text:p text:style-name="Text_20_body"><text:span text:style-name="T1">Already Have:</text:span> Backend logic for detecting and handling site visit requests.</text:p>
      <text:p text:style-name="Text_20_body"><text:span text:style-name="T1">Options for Storage:</text:span></text:p>
      <table:table table:name="Table13" table:style-name="Table13">
        <table:table-column table:style-name="Table13.A"/>
        <table:table-column table:style-name="Table13.B"/>
        <table:table-header-rows>
          <table:table-row>
            <table:table-cell table:style-name="TableHeaderRowCell" office:value-type="string">
              <text:p text:style-name="Table_20_Heading">Option</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A) Separate </text:span><text:span text:style-name="Source_Text">site_visits</text:span><text:span text:style-name="T1"> table</text:span></text:p>
          </table:table-cell>
          <table:table-cell table:style-name="TableRowCell" office:value-type="string">
            <text:p text:style-name="Table_20_Contents">Full tracking: status, requested date, confirmed date, notes</text:p>
          </table:table-cell>
        </table:table-row>
        <table:table-row>
          <table:table-cell table:style-name="TableRowCell" office:value-type="string">
            <text:p text:style-name="Table_20_Contents"><text:span text:style-name="T1">B) Flag on room selection</text:span></text:p>
          </table:table-cell>
          <table:table-cell table:style-name="TableRowCell" office:value-type="string">
            <text:p text:style-name="Table_20_Contents">Add <text:span text:style-name="Source_Text">is_site_visit</text:span> boolean to existing flow</text:p>
          </table:table-cell>
        </table:table-row>
      </table:table>
      <text:p text:style-name="First_20_paragraph"><text:span text:style-name="T1">Recommendation:</text:span> Option A is cleaner if site visits have their own workflow (reschedule, cancel, etc.).</text:p>
      <text:p text:style-name="Text_20_body"><text:span text:style-name="T1">Needs:</text:span> - If Option A: New Supabase table + frontend UI to view/manage visits - If Option B: Just a boolean column + minor UI changes</text:p>
      <text:p text:style-name="Horizontal_20_Line"/>
      <text:h text:style-name="Heading_20_3" text:outline-level="3"><text:bookmark-start text:name="info-pages-for-clients-frontend"/>Info Pages for Clients (Frontend)<text:bookmark-end text:name="info-pages-for-clients-frontend"/></text:h>
      <text:p text:style-name="First_20_paragraph"><text:span text:style-name="T1">What:</text:span> Links in emails that clients can click to see detailed info (room comparison, offer breakdown, FAQs).</text:p>
      <text:p text:style-name="Text_20_body"><text:span text:style-name="T1">Already Have:</text:span> - Backend generates snapshot data - Test pages in this repo (<text:span text:style-name="Source_Text">/info/rooms</text:span>, <text:span text:style-name="Source_Text">/info/catering</text:span>)</text:p>
      <text:p text:style-name="Text_20_body"><text:span text:style-name="T1">Needs:</text:span> - Design review to match openevent.io branding - Integration with your frontend routing - Decision on public vs authenticated access</text:p>
      <text:p text:style-name="Horizontal_20_Line"/>
      <text:h text:style-name="Heading_20_3" text:outline-level="3"><text:bookmark-start text:name="client-status-handling-backend"/>Client Status Handling (Backend)<text:bookmark-end text:name="client-status-handling-backend"/></text:h>
      <text:p text:style-name="First_20_paragraph"><text:span text:style-name="T1">What:</text:span> Your database has status on both <text:span text:style-name="Source_Text">clients</text:span> AND <text:span text:style-name="Source_Text">events</text:span>. Should we simplify?</text:p>
      <text:p text:style-name="Text_20_body"><text:span text:style-name="T1">The Issue:</text:span> A client can have multiple events with different statuses (e.g., confirmed wedding + pending corporate event).</text:p>
      <text:p text:style-name="Text_20_body"><text:span text:style-name="T1">Options:</text:span> - <text:span text:style-name="T1">Keep both</text:span> - Manually manage, no changes - <text:span text:style-name="T1">Auto-calculate</text:span> - Client status = highest of their event statuses - <text:span text:style-name="T1">Remove client status</text:span> - Only track on events (simpler)</text:p>
      <text:p text:style-name="Text_20_body"><text:span text:style-name="T1">Your choice:</text:span> ☐ Keep both / ☐ Auto-calculate / ☐ Remove client status</text:p>
      <text:p text:style-name="Horizontal_20_Line"/>
      <text:h text:style-name="Heading_20_2" text:outline-level="2"><text:bookmark-start text:name="lower-priority-future"/>LOWER PRIORITY (Future)<text:bookmark-end text:name="lower-priority-future"/></text:h>
      <text:h text:style-name="Heading_20_3" text:outline-level="3"><text:bookmark-start text:name="multiple-day-events"/>Multiple-Day Events<text:bookmark-end text:name="multiple-day-events"/></text:h>
      <text:p text:style-name="First_20_paragraph"><text:span text:style-name="T1">What:</text:span> Allow booking a room for a date RANGE (e.g., Feb 7-9) instead of single day.</text:p>
      <text:p text:style-name="Text_20_body"><text:span text:style-name="T1">Impact:</text:span> Affects date confirmation, availability checking, offer calculation.</text:p>
      <text:p text:style-name="Text_20_body"><text:span text:style-name="T1">Needs:</text:span> Schema changes, workflow updates, frontend date range picker.</text:p>
      <text:p text:style-name="Horizontal_20_Line"/>
      <text:h text:style-name="Heading_20_3" text:outline-level="3"><text:bookmark-start text:name="ai-personalization-from-client-history"/>AI Personalization from Client History<text:bookmark-end text:name="ai-personalization-from-client-history"/></text:h>
      <text:p text:style-name="First_20_paragraph"><text:span text:style-name="T1">What:</text:span> AI remembers client preferences from past bookings (e.g., “John always prefers Room A and vegetarian menus”).</text:p>
      <text:p text:style-name="Text_20_body"><text:span text:style-name="T1">Already Have:</text:span> Conversation history is stored in <text:span text:style-name="Source_Text">emails</text:span> table.</text:p>
      <text:p text:style-name="Text_20_body"><text:span text:style-name="T1">Needs:</text:span> - Preference extraction and storage (new table or JSONB field) - LLM prompt modifications to use preferences - UI to view/edit client preferences</text:p>
      <text:p text:style-name="Horizontal_20_Line"/>
      <text:h text:style-name="Heading_20_3" text:outline-level="3"><text:bookmark-start text:name="event-manager-manual-override-form"/>Event Manager Manual Override Form<text:bookmark-end text:name="event-manager-manual-override-form"/></text:h>
      <text:p text:style-name="First_20_paragraph"><text:span text:style-name="T1">What:</text:span> If Event Manager resolves something outside the AI (phone call, in-person), how do they tell the AI?</text:p>
      <text:p text:style-name="Text_20_body"><text:span text:style-name="T1">Example:</text:span> “I called John, he confirmed Feb 7th verbally” → AI should skip date confirmation.</text:p>
      <text:p text:style-name="Text_20_body"><text:span text:style-name="T1">Options:</text:span> - Form to set workflow state manually - Notes field that AI parses - AI detects from Event Manager’s sent emails</text:p>
      <text:p text:style-name="Text_20_body"><text:span text:style-name="T1">Your choice:</text:span> ☐ Form / ☐ Notes / ☐ Detection / ☐ Skip for now</text:p>
      <text:p text:style-name="Horizontal_20_Line"/>
      <text:h text:style-name="Heading_20_3" text:outline-level="3"><text:bookmark-start text:name="email-categories-and-filtering-backend-frontend"/>Email Categories and Filtering (Backend + Frontend)<text:bookmark-end text:name="email-categories-and-filtering-backend-frontend"/></text:h>
      <text:p text:style-name="First_20_paragraph"><text:span text:style-name="T1">What:</text:span> Categorize AI-generated emails and tasks for better organization.</text:p>
      <text:p text:style-name="Text_20_body"><text:span text:style-name="T1">Why:</text:span> Event Managers may want to filter tasks by type (e.g., “show me all conflict resolutions” or “all pending cancellations”).</text:p>
      <text:p text:style-name="Text_20_body"><text:span text:style-name="T1">Proposed Categories:</text:span> | Category | When Used | |———-|———–| | <text:span text:style-name="Source_Text">workflow_normal</text:span> | Standard booking steps (date confirm, room selection, offer) | | <text:span text:style-name="Source_Text">conflict_resolution</text:span> | Soft or hard room conflicts to resolve | | <text:span text:style-name="Source_Text">special_request</text:span> | Client made unusual request needing human judgment | | <text:span text:style-name="Source_Text">cancellation</text:span> | Client cancellation handling | | <text:span text:style-name="Source_Text">nonsense_review</text:span> | Low-confidence messages sent to Event Manager | | <text:span text:style-name="Source_Text">negotiation</text:span> | Counter-offers, price discussions | | <text:span text:style-name="Source_Text">site_visit</text:span> | Site visit scheduling |</text:p>
      <text:p text:style-name="Text_20_body"><text:span text:style-name="T1">Implementation:</text:span> Add <text:span text:style-name="Source_Text">email_category</text:span> field to tasks or emails table.</text:p>
      <text:p text:style-name="Text_20_body"><text:span text:style-name="T1">Your interest:</text:span> ☐ Want this soon / ☐ Can wait / ☐ Not needed</text:p>
      <text:p text:style-name="Horizontal_20_Line"/>
      <text:h text:style-name="Heading_20_3" text:outline-level="3"><text:bookmark-start text:name="advanced-customization"/>Advanced Customization<text:bookmark-end text:name="advanced-customization"/></text:h>
      <text:list text:style-name="L7">
        <text:list-item>
          <text:p text:style-name="P16"><text:span text:style-name="T1">Room Rules Editor:</text:span> Custom logic like “prefer Room A for corporate events 50+”</text:p>
        </text:list-item>
        <text:list-item>
          <text:p text:style-name="P16"><text:span text:style-name="T1">Prompt Customization:</text:span> Change AI’s tone and style per venue</text:p>
        </text:list-item>
        <text:list-item>
          <text:p text:style-name="P16"><text:span text:style-name="T1">Custom Email Links:</text:span> Add links to your website in workflow emails</text:p>
        </text:list-item>
      </text:list>
      <text:p text:style-name="Horizontal_20_Line"/>
      <text:h text:style-name="Heading_20_1" text:outline-level="1"><text:bookmark-start text:name="part-5-reference-technical-details"/>PART 5: REFERENCE (Technical Details)<text:bookmark-end text:name="part-5-reference-technical-details"/></text:h>
      <text:p text:style-name="First_20_paragraph"><text:span text:style-name="T2">For when you or the dev team need specifics.</text:span></text:p>
      <text:p text:style-name="Horizontal_20_Line"/>
      <text:h text:style-name="Heading_20_2" text:outline-level="2"><text:bookmark-start text:name="what-already-exists-no-changes-needed"/>What Already Exists (No Changes Needed)<text:bookmark-end text:name="what-already-exists-no-changes-needed"/></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Feature</text:p>
            </table:table-cell>
            <table:table-cell table:style-name="TableHeaderRowCell" office:value-type="string">
              <text:p text:style-name="Table_20_Heading">Table</text:p>
            </table:table-cell>
            <table:table-cell table:style-name="TableHeaderRowCell" office:value-type="string">
              <text:p text:style-name="Table_20_Heading">Status</text:p>
            </table:table-cell>
          </table:table-row>
        </table:table-header-rows>
        <table:table-row>
          <table:table-cell table:style-name="TableRowCell" office:value-type="string">
            <text:p text:style-name="Table_20_Contents">Client management</text:p>
          </table:table-cell>
          <table:table-cell table:style-name="TableRowCell" office:value-type="string">
            <text:p text:style-name="Table_20_Contents"><text:span text:style-name="Source_Text">clients</text:span></text:p>
          </table:table-cell>
          <table:table-cell table:style-name="TableRowCell" office:value-type="string">
            <text:p text:style-name="Table_20_Contents">Ready</text:p>
          </table:table-cell>
        </table:table-row>
        <table:table-row>
          <table:table-cell table:style-name="TableRowCell" office:value-type="string">
            <text:p text:style-name="Table_20_Contents">Event management</text:p>
          </table:table-cell>
          <table:table-cell table:style-name="TableRowCell" office:value-type="string">
            <text:p text:style-name="Table_20_Contents"><text:span text:style-name="Source_Text">events</text:span></text:p>
          </table:table-cell>
          <table:table-cell table:style-name="TableRowCell" office:value-type="string">
            <text:p text:style-name="Table_20_Contents">Ready (need workflow columns if Tech Decision A = Add)</text:p>
          </table:table-cell>
        </table:table-row>
        <table:table-row>
          <table:table-cell table:style-name="TableRowCell" office:value-type="string">
            <text:p text:style-name="Table_20_Contents">Offer generation</text:p>
          </table:table-cell>
          <table:table-cell table:style-name="TableRowCell" office:value-type="string">
            <text:p text:style-name="Table_20_Contents"><text:span text:style-name="Source_Text">offers</text:span></text:p>
          </table:table-cell>
          <table:table-cell table:style-name="TableRowCell" office:value-type="string">
            <text:p text:style-name="Table_20_Contents">Ready (has deposit fields!)</text:p>
          </table:table-cell>
        </table:table-row>
        <table:table-row>
          <table:table-cell table:style-name="TableRowCell" office:value-type="string">
            <text:p text:style-name="Table_20_Contents">Product catalog</text:p>
          </table:table-cell>
          <table:table-cell table:style-name="TableRowCell" office:value-type="string">
            <text:p text:style-name="Table_20_Contents"><text:span text:style-name="Source_Text">products</text:span></text:p>
          </table:table-cell>
          <table:table-cell table:style-name="TableRowCell" office:value-type="string">
            <text:p text:style-name="Table_20_Contents">Ready</text:p>
          </table:table-cell>
        </table:table-row>
        <table:table-row>
          <table:table-cell table:style-name="TableRowCell" office:value-type="string">
            <text:p text:style-name="Table_20_Contents">Room data</text:p>
          </table:table-cell>
          <table:table-cell table:style-name="TableRowCell" office:value-type="string">
            <text:p text:style-name="Table_20_Contents"><text:span text:style-name="Source_Text">rooms</text:span></text:p>
          </table:table-cell>
          <table:table-cell table:style-name="TableRowCell" office:value-type="string">
            <text:p text:style-name="Table_20_Contents">Ready (need deposit columns if per-room deposits)</text:p>
          </table:table-cell>
        </table:table-row>
        <table:table-row>
          <table:table-cell table:style-name="TableRowCell" office:value-type="string">
            <text:p text:style-name="Table_20_Contents">Email storage</text:p>
          </table:table-cell>
          <table:table-cell table:style-name="TableRowCell" office:value-type="string">
            <text:p text:style-name="Table_20_Contents"><text:span text:style-name="Source_Text">emails</text:span></text:p>
          </table:table-cell>
          <table:table-cell table:style-name="TableRowCell" office:value-type="string">
            <text:p text:style-name="Table_20_Contents">Ready</text:p>
          </table:table-cell>
        </table:table-row>
        <table:table-row>
          <table:table-cell table:style-name="TableRowCell" office:value-type="string">
            <text:p text:style-name="Table_20_Contents">Tasks</text:p>
          </table:table-cell>
          <table:table-cell table:style-name="TableRowCell" office:value-type="string">
            <text:p text:style-name="Table_20_Contents"><text:span text:style-name="Source_Text">tasks</text:span></text:p>
          </table:table-cell>
          <table:table-cell table:style-name="TableRowCell" office:value-type="string">
            <text:p text:style-name="Table_20_Contents">Ready</text:p>
          </table:table-cell>
        </table:table-row>
      </table:table>
      <text:p text:style-name="Horizontal_20_Line"/>
      <text:h text:style-name="Heading_20_2" text:outline-level="2"><text:bookmark-start text:name="existing-deposit-fields-on-offers"/>Existing Deposit Fields on Offers<text:bookmark-end text:name="existing-deposit-fields-on-offers"/></text:h>
      <text:p text:style-name="First_20_paragraph">Your <text:span text:style-name="Source_Text">offers</text:span> table already has: - <text:span text:style-name="Source_Text">deposit_enabled</text:span>, <text:span text:style-name="Source_Text">deposit_type</text:span>, <text:span text:style-name="Source_Text">deposit_percentage</text:span> - <text:span text:style-name="Source_Text">deposit_fixed_amount</text:span>, <text:span text:style-name="Source_Text">deposit_amount</text:span> - <text:span text:style-name="Source_Text">deposit_paid_at</text:span> (null = unpaid, has date = paid) - <text:span text:style-name="Source_Text">deposit_deadline_days</text:span></text:p>
      <text:p text:style-name="Text_20_body"><text:span text:style-name="T1">The AI uses these!</text:span> We just need to know deposit requirements (global or per-room).</text:p>
      <text:p text:style-name="Horizontal_20_Line"/>
      <text:h text:style-name="Heading_20_2" text:outline-level="2"><text:bookmark-start text:name="status-values"/>Status Values<text:bookmark-end text:name="status-values"/></text:h>
      <text:p text:style-name="First_20_paragraph">Both workflow and database use: - <text:span text:style-name="Source_Text">lead</text:span> - New inquiry, not yet engaged - <text:span text:style-name="Source_Text">option</text:span> - Negotiating, room provisionally held - <text:span text:style-name="Source_Text">confirmed</text:span> - Booking confirmed, deposit paid (if required) - <text:span text:style-name="Source_Text">cancelled</text:span> - Lost or cancelled</text:p>
      <text:p text:style-name="Horizontal_20_Line"/>
      <text:h text:style-name="Heading_20_2" text:outline-level="2"><text:bookmark-start text:name="field-name-mappings-why-this-exists"/>Field Name Mappings (Why This Exists)<text:bookmark-end text:name="field-name-mappings-why-this-exists"/></text:h>
      <text:p text:style-name="First_20_paragraph">The AI workflow code uses some different names internally than your database. This section documents those mappings so the dev team knows what to translate.</text:p>
      <text:p text:style-name="Text_20_body"><text:span text:style-name="T1">Why:</text:span> When we connect the workflow to your Supabase, we need to convert between these name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I Workflow Uses</text:p>
            </table:table-cell>
            <table:table-cell table:style-name="TableHeaderRowCell" office:value-type="string">
              <text:p text:style-name="Table_20_Heading">Your Database Uses</text:p>
            </table:table-cell>
            <table:table-cell table:style-name="TableHeaderRowCell" office:value-type="string">
              <text:p text:style-name="Table_20_Heading">Notes</text:p>
            </table:table-cell>
          </table:table-row>
        </table:table-header-rows>
        <table:table-row>
          <table:table-cell table:style-name="TableRowCell" office:value-type="string">
            <text:p text:style-name="Table_20_Contents"><text:span text:style-name="Source_Text">organization</text:span></text:p>
          </table:table-cell>
          <table:table-cell table:style-name="TableRowCell" office:value-type="string">
            <text:p text:style-name="Table_20_Contents"><text:span text:style-name="Source_Text">company</text:span></text:p>
          </table:table-cell>
          <table:table-cell table:style-name="TableRowCell" office:value-type="string">
            <text:p text:style-name="Table_20_Contents">Client’s company name</text:p>
          </table:table-cell>
        </table:table-row>
        <table:table-row>
          <table:table-cell table:style-name="TableRowCell" office:value-type="string">
            <text:p text:style-name="Table_20_Contents"><text:span text:style-name="Source_Text">chosen_date</text:span></text:p>
          </table:table-cell>
          <table:table-cell table:style-name="TableRowCell" office:value-type="string">
            <text:p text:style-name="Table_20_Contents"><text:span text:style-name="Source_Text">event_date</text:span></text:p>
          </table:table-cell>
          <table:table-cell table:style-name="TableRowCell" office:value-type="string">
            <text:p text:style-name="Table_20_Contents">The confirmed event date</text:p>
          </table:table-cell>
        </table:table-row>
        <table:table-row>
          <table:table-cell table:style-name="TableRowCell" office:value-type="string">
            <text:p text:style-name="Table_20_Contents"><text:span text:style-name="Source_Text">number_of_participants</text:span></text:p>
          </table:table-cell>
          <table:table-cell table:style-name="TableRowCell" office:value-type="string">
            <text:p text:style-name="Table_20_Contents"><text:span text:style-name="Source_Text">attendees</text:span></text:p>
          </table:table-cell>
          <table:table-cell table:style-name="TableRowCell" office:value-type="string">
            <text:p text:style-name="Table_20_Contents">Guest count</text:p>
          </table:table-cell>
        </table:table-row>
        <table:table-row>
          <table:table-cell table:style-name="TableRowCell" office:value-type="string">
            <text:p text:style-name="Table_20_Contents"><text:span text:style-name="Source_Text">locked_room_id</text:span></text:p>
          </table:table-cell>
          <table:table-cell table:style-name="TableRowCell" office:value-type="string">
            <text:p text:style-name="Table_20_Contents"><text:span text:style-name="Source_Text">room_ids</text:span></text:p>
          </table:table-cell>
          <table:table-cell table:style-name="TableRowCell" office:value-type="string">
            <text:p text:style-name="Table_20_Contents">Selected room (workflow uses single, DB uses array)</text:p>
          </table:table-cell>
        </table:table-row>
      </table:table>
      <text:p text:style-name="Horizontal_20_Line"/>
      <text:h text:style-name="Heading_20_1" text:outline-level="1"><text:bookmark-start text:name="checklists"/>CHECKLISTS<text:bookmark-end text:name="checklists"/></text:h>
      <text:h text:style-name="Heading_20_2" text:outline-level="2"><text:bookmark-start text:name="mvp-checklist"/>MVP Checklist<text:bookmark-end text:name="mvp-checklist"/></text:h>
      <text:h text:style-name="Heading_20_3" text:outline-level="3"><text:bookmark-start text:name="mvp-decisions"/>MVP Decisions<text:bookmark-end text:name="mvp-decisions"/></text:h>
      <text:list text:style-name="L8">
        <text:list-item>
          <text:p text:style-name="P17">☐ Decision 1 (When Reserved): A (current) / B / C / D / E</text:p>
        </text:list-item>
        <text:list-item>
          <text:p text:style-name="P17">☐ Decision 1 sub (Lead visible?): A (invisible) / B (visible)</text:p>
        </text:list-item>
        <text:list-item>
          <text:p text:style-name="P17">☐ Decision 2 (Conflict Handling): A (current) / B / C / D</text:p>
        </text:list-item>
        <text:list-item>
          <text:p text:style-name="P17">☐ Decision 3 (Multiple Rooms): A (current) / B / C / D</text:p>
        </text:list-item>
        <text:list-item>
          <text:p text:style-name="P17">☐ Decision 4 (Email Interface): A / B / C / D / E + Buttons?</text:p>
        </text:list-item>
        <text:list-item>
          <text:p text:style-name="P17">☐ Decision 5 (Approval Flow): A / B / C / D + Task Category</text:p>
        </text:list-item>
        <text:list-item>
          <text:p text:style-name="P17">☐ Decision 6 (Deposits - MVP = Global): OK for MVP? Yes / No</text:p>
        </text:list-item>
        <text:list-item>
          <text:p text:style-name="P17">☐ Decision 7 (Product Match): 65% (current) OK? Yes / Change to: ___</text:p>
        </text:list-item>
        <text:list-item>
          <text:p text:style-name="P17">☐ Decision 8 (Room HIL): 3 (current) OK? Yes / Change to: ___</text:p>
        </text:list-item>
        <text:list-item>
          <text:p text:style-name="P17">☐ Decision 9A (Non-event): Keep / Change</text:p>
        </text:list-item>
        <text:list-item>
          <text:p text:style-name="P17">☐ Decision 9B (Nonsense): Keep / Change</text:p>
        </text:list-item>
        <text:list-item>
          <text:p text:style-name="P17">☐ Decision 9C (Cancellation): Simple / Ask reason / Offer alternatives</text:p>
        </text:list-item>
        <text:list-item>
          <text:p text:style-name="P17">☐ Decision 9D (Info links): Keep / Change</text:p>
        </text:list-item>
        <text:list-item>
          <text:p text:style-name="P17">☐ Tech Decision A (State Storage): A (Supabase) / B (Separate)</text:p>
        </text:list-item>
        <text:list-item>
          <text:p text:style-name="P17">☐ Tech Decision B (Hash Columns): Add / Skip</text:p>
        </text:list-item>
      </text:list>
      <text:h text:style-name="Heading_20_3" text:outline-level="3"><text:bookmark-start text:name="setup-completed"/>Setup Completed<text:bookmark-end text:name="setup-completed"/></text:h>
      <text:list text:style-name="L9">
        <text:list-item>
          <text:p text:style-name="P18">☐ Deposit settings configured</text:p>
        </text:list-item>
        <text:list-item>
          <text:p text:style-name="P18">☐ AI identity user created, ID: ________________</text:p>
        </text:list-item>
        <text:list-item>
          <text:p text:style-name="P18">☐ Email account connected, ID: ________________</text:p>
        </text:list-item>
        <text:list-item>
          <text:p text:style-name="P18">☐ Team ID: ________________</text:p>
        </text:list-item>
        <text:list-item>
          <text:p text:style-name="P18">☐ (If Tech A = Add) Workflow columns added to events</text:p>
        </text:list-item>
      </text:list>
      <text:p text:style-name="Horizontal_20_Line"/>
      <text:h text:style-name="Heading_20_2" text:outline-level="2"><text:bookmark-start text:name="post-mvp-priority-list"/>Post-MVP Priority List<text:bookmark-end text:name="post-mvp-priority-list"/></text:h>
      <text:h text:style-name="Heading_20_3" text:outline-level="3"><text:bookmark-start text:name="high-priority-soon"/>High Priority (Soon)<text:bookmark-end text:name="high-priority-soon"/></text:h>
      <text:list text:style-name="L10">
        <text:list-item>
          <text:p text:style-name="P19">☐ Mail thread grouping view (Frontend)</text:p>
        </text:list-item>
        <text:list-item>
          <text:p text:style-name="P19">☐ Progress indicator per conversation (Frontend)</text:p>
        </text:list-item>
        <text:list-item>
          <text:p text:style-name="P19">☐ Deposit status badges (Frontend)</text:p>
        </text:list-item>
      </text:list>
      <text:h text:style-name="Heading_20_3" text:outline-level="3"><text:bookmark-start text:name="medium-priority-1"/>Medium Priority<text:bookmark-end text:name="medium-priority-1"/></text:h>
      <text:list text:style-name="L11">
        <text:list-item>
          <text:p text:style-name="P20">☐ Site visit scheduling (Backend + Frontend)</text:p>
        </text:list-item>
        <text:list-item>
          <text:p text:style-name="P20">☐ Info pages integration with openevent.io design (Frontend)</text:p>
        </text:list-item>
        <text:list-item>
          <text:p text:style-name="P20">☐ Client status handling decision</text:p>
        </text:list-item>
      </text:list>
      <text:h text:style-name="Heading_20_3" text:outline-level="3"><text:bookmark-start text:name="lower-priority-future-1"/>Lower Priority (Future)<text:bookmark-end text:name="lower-priority-future-1"/></text:h>
      <text:list text:style-name="L12">
        <text:list-item>
          <text:p text:style-name="P21">☐ Multiple-day event support</text:p>
        </text:list-item>
        <text:list-item>
          <text:p text:style-name="P21">☐ AI personalization from client history</text:p>
        </text:list-item>
        <text:list-item>
          <text:p text:style-name="P21">☐ Event Manager manual override form</text:p>
        </text:list-item>
        <text:list-item>
          <text:p text:style-name="P21">☐ Email categories and filtering</text:p>
        </text:list-item>
        <text:list-item>
          <text:p text:style-name="P21">☐ Advanced customization features</text:p>
        </text:list-item>
      </text:list>
      <text:p text:style-name="Horizontal_20_Line"/>
      <text:p text:style-name="First_20_paragraph"><text:span text:style-name="T2">Document version: 8.0 | Last updated: 2025-12-09</text:span> <text:span text:style-name="T2">Questions? Ask the dev team!</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
    <dc:description/>
    <dc:subject/>
    <meta:keyword/>
    <meta:initial-creator/>
    <dc:creator/>
    <meta:creation-date>2025-12-09T15:23:41Z</meta:creation-date>
    <dc:date>2025-12-09T15:23:41Z</dc:date>
  </office:meta>
</office:document-meta>
</file>